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3"/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number-columns-repeated="2" table:default-cell-style-name="Default"/>
        <table:table-column table:style-name="co1" table:number-columns-repeated="16" table:default-cell-style-name="ce8"/>
        <table:table-column table:style-name="co1" table:number-columns-repeated="2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number-columns-repeated="6" table:default-cell-style-name="ce9"/>
        <table:table-row table:style-name="ro1">
          <table:table-cell table:number-columns-repeated="2"/>
          <table:table-cell table:style-name="ce7" office:value-type="float" office:value="424621" calcext:value-type="float" table:number-columns-spanned="4" table:number-rows-spanned="1">
            <text:p>424621</text:p>
          </table:table-cell>
          <table:covered-table-cell table:number-columns-repeated="3" table:style-name="Default"/>
          <table:table-cell table:style-name="ce7" office:value-type="float" office:value="424622" calcext:value-type="float" table:number-columns-spanned="4" table:number-rows-spanned="1">
            <text:p>424622</text:p>
          </table:table-cell>
          <table:covered-table-cell table:number-columns-repeated="3" table:style-name="Default"/>
          <table:table-cell table:style-name="ce7" office:value-type="float" office:value="424627" calcext:value-type="float" table:number-columns-spanned="4" table:number-rows-spanned="1">
            <text:p>424627</text:p>
          </table:table-cell>
          <table:covered-table-cell table:number-columns-repeated="3" table:style-name="Default"/>
          <table:table-cell table:style-name="ce7" office:value-type="float" office:value="424651" calcext:value-type="float" table:number-columns-spanned="4" table:number-rows-spanned="1">
            <text:p>424651</text:p>
          </table:table-cell>
          <table:covered-table-cell table:number-columns-repeated="3" table:style-name="Default"/>
          <table:table-cell/>
          <table:table-cell office:value-type="string" calcext:value-type="string">
            <text:p>Total</text:p>
          </table:table-cell>
          <table:table-cell table:style-name="Default"/>
          <table:table-cell/>
          <table:table-cell table:style-name="Default" table:number-columns-repeated="2"/>
          <table:table-cell table:style-name="ce7" office:value-type="string" calcext:value-type="string" table:number-columns-spanned="4" table:number-rows-spanned="1">
            <text:p>Market %</text:p>
          </table:table-cell>
          <table:covered-table-cell table:number-columns-repeated="3" table:style-name="Default"/>
        </table:table-row>
        <table:table-row table:style-name="ro1">
          <table:table-cell/>
          <table:table-cell office:value-type="string" calcext:value-type="string">
            <text:p>product_id</text:p>
          </table:table-cell>
          <table:table-cell table:style-name="Default" office:value-type="string" calcext:value-type="string">
            <text:p>avg_price</text:p>
          </table:table-cell>
          <table:table-cell table:style-name="Default" office:value-type="string" calcext:value-type="string">
            <text:p>local_market_size</text:p>
          </table:table-cell>
          <table:table-cell table:style-name="Default" office:value-type="string" calcext:value-type="string">
            <text:p>total_market</text:p>
          </table:table-cell>
          <table:table-cell table:style-name="Default" office:value-type="string" calcext:value-type="string">
            <text:p>index_min</text:p>
          </table:table-cell>
          <table:table-cell table:style-name="Default" office:value-type="string" calcext:value-type="string">
            <text:p>avg_price</text:p>
          </table:table-cell>
          <table:table-cell table:style-name="Default" office:value-type="string" calcext:value-type="string">
            <text:p>local_market_size</text:p>
          </table:table-cell>
          <table:table-cell table:style-name="Default" office:value-type="string" calcext:value-type="string">
            <text:p>total_market</text:p>
          </table:table-cell>
          <table:table-cell table:style-name="Default" office:value-type="string" calcext:value-type="string">
            <text:p>index_min</text:p>
          </table:table-cell>
          <table:table-cell table:style-name="Default" office:value-type="string" calcext:value-type="string">
            <text:p>avg_price</text:p>
          </table:table-cell>
          <table:table-cell table:style-name="Default" office:value-type="string" calcext:value-type="string">
            <text:p>local_market_size</text:p>
          </table:table-cell>
          <table:table-cell table:style-name="Default" office:value-type="string" calcext:value-type="string">
            <text:p>total_market</text:p>
          </table:table-cell>
          <table:table-cell table:style-name="Default" office:value-type="string" calcext:value-type="string">
            <text:p>index_min</text:p>
          </table:table-cell>
          <table:table-cell table:style-name="Default" office:value-type="string" calcext:value-type="string">
            <text:p>avg_price</text:p>
          </table:table-cell>
          <table:table-cell table:style-name="Default" office:value-type="string" calcext:value-type="string">
            <text:p>local_market_size</text:p>
          </table:table-cell>
          <table:table-cell table:style-name="Default" office:value-type="string" calcext:value-type="string">
            <text:p>total_market</text:p>
          </table:table-cell>
          <table:table-cell table:style-name="Default" office:value-type="string" calcext:value-type="string">
            <text:p>index_min</text:p>
          </table:table-cell>
          <table:table-cell/>
          <table:table-cell table:formula="of:=[.P2]" office:value-type="string" office:string-value="local_market_size" calcext:value-type="string">
            <text:p>local_market_size</text:p>
          </table:table-cell>
          <table:table-cell table:style-name="Default"/>
          <table:table-cell table:formula="of:=[.Q2]" office:value-type="string" office:string-value="total_market" calcext:value-type="string">
            <text:p>total_market</text:p>
          </table:table-cell>
          <table:table-cell table:style-name="Default" table:number-columns-repeated="2"/>
          <table:table-cell table:style-name="Default" office:value-type="float" office:value="424621" calcext:value-type="float">
            <text:p>424621</text:p>
          </table:table-cell>
          <table:table-cell table:style-name="Default" table:formula="of:=[.G1]" office:value-type="float" office:value="424622" calcext:value-type="float">
            <text:p>424622</text:p>
          </table:table-cell>
          <table:table-cell table:style-name="Default" table:formula="of:=[.K1]" office:value-type="float" office:value="424627" calcext:value-type="float">
            <text:p>424627</text:p>
          </table:table-cell>
          <table:table-cell table:style-name="Default" table:formula="of:=[.O1]" office:value-type="float" office:value="424651" calcext:value-type="float">
            <text:p>424651</text:p>
          </table:table-cell>
        </table:table-row>
        <table:table-row table:style-name="ro1">
          <table:table-cell/>
          <table:table-cell office:value-type="float" office:value="422705" calcext:value-type="float">
            <text:p>422705</text:p>
          </table:table-cell>
          <table:table-cell office:value-type="string" calcext:value-type="string">
            <text:p>561067.324269997</text:p>
          </table:table-cell>
          <table:table-cell office:value-type="float" office:value="3363" calcext:value-type="float">
            <text:p>3 363</text:p>
          </table:table-cell>
          <table:table-cell office:value-type="float" office:value="1886868321" calcext:value-type="float">
            <text:p>1 886 868 3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65321.96613563</text:p>
          </table:table-cell>
          <table:table-cell office:value-type="float" office:value="929" calcext:value-type="float">
            <text:p>929</text:p>
          </table:table-cell>
          <table:table-cell office:value-type="float" office:value="1361283209" calcext:value-type="float">
            <text:p>1 361 283 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7882.33102564</text:p>
          </table:table-cell>
          <table:table-cell office:value-type="float" office:value="390" calcext:value-type="float">
            <text:p>390</text:p>
          </table:table-cell>
          <table:table-cell office:value-type="float" office:value="478873980" calcext:value-type="float">
            <text:p>478 873 9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9358.20121951</text:p>
          </table:table-cell>
          <table:table-cell office:value-type="float" office:value="369" calcext:value-type="float">
            <text:p>369</text:p>
          </table:table-cell>
          <table:table-cell office:value-type="float" office:value="405663102" calcext:value-type="float">
            <text:p>405 663 10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3];[.H3];[.L3];[.P3])" office:value-type="float" office:value="5051" calcext:value-type="float">
            <text:p>5051</text:p>
          </table:table-cell>
          <table:table-cell table:formula="of:=[.T3]/[.T$34]" office:value-type="percentage" office:value="0.00574505426010958" calcext:value-type="percentage">
            <text:p>0,57%</text:p>
          </table:table-cell>
          <table:table-cell table:formula="of:=SUM([.E3];[.I3];[.M3];[.Q3])" office:value-type="float" office:value="4132688612" calcext:value-type="float">
            <text:p>4132688612</text:p>
          </table:table-cell>
          <table:table-cell table:formula="of:=[.V3]/[.V$34]" office:value-type="percentage" office:value="0.192013294084645" calcext:value-type="percentage">
            <text:p>19,20%</text:p>
          </table:table-cell>
          <table:table-cell/>
          <table:table-cell table:formula="of:=[.E3]/[.$V3]" office:value-type="percentage" office:value="0.456571616724556" calcext:value-type="percentage">
            <text:p>45,66%</text:p>
          </table:table-cell>
          <table:table-cell table:formula="of:=[.I3]/[.$V3]" office:value-type="percentage" office:value="0.329394091063931" calcext:value-type="percentage">
            <text:p>32,94%</text:p>
          </table:table-cell>
          <table:table-cell table:formula="of:=[.M3]/[.$V3]" office:value-type="percentage" office:value="0.1158746823096" calcext:value-type="percentage">
            <text:p>11,59%</text:p>
          </table:table-cell>
          <table:table-cell table:formula="of:=[.Q3]/[.V3]" office:value-type="percentage" office:value="0.0981596099019134" calcext:value-type="percentage">
            <text:p>9,82%</text:p>
          </table:table-cell>
        </table:table-row>
        <table:table-row table:style-name="ro1">
          <table:table-cell/>
          <table:table-cell office:value-type="float" office:value="422704" calcext:value-type="float">
            <text:p>422704</text:p>
          </table:table-cell>
          <table:table-cell office:value-type="string" calcext:value-type="string">
            <text:p>31663.6970194944</text:p>
          </table:table-cell>
          <table:table-cell office:value-type="float" office:value="46321" calcext:value-type="float">
            <text:p>46 321</text:p>
          </table:table-cell>
          <table:table-cell office:value-type="float" office:value="1466661823" calcext:value-type="float">
            <text:p>1 466 661 8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925.361117562</text:p>
          </table:table-cell>
          <table:table-cell office:value-type="float" office:value="6201" calcext:value-type="float">
            <text:p>6 201</text:p>
          </table:table-cell>
          <table:table-cell office:value-type="float" office:value="880076925" calcext:value-type="float">
            <text:p>880 076 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8723.6873957048</text:p>
          </table:table-cell>
          <table:table-cell office:value-type="float" office:value="4051" calcext:value-type="float">
            <text:p>4 051</text:p>
          </table:table-cell>
          <table:table-cell office:value-type="float" office:value="278396873" calcext:value-type="float">
            <text:p>278 396 8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1622.0103900587</text:p>
          </table:table-cell>
          <table:table-cell office:value-type="float" office:value="2897" calcext:value-type="float">
            <text:p>2 897</text:p>
          </table:table-cell>
          <table:table-cell office:value-type="float" office:value="236458934" calcext:value-type="float">
            <text:p>236 458 934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4];[.H4];[.L4];[.P4])" office:value-type="float" office:value="59470" calcext:value-type="float">
            <text:p>59470</text:p>
          </table:table-cell>
          <table:table-cell table:formula="of:=[.T4]/[.T$34]" office:value-type="percentage" office:value="0.0676417297265327" calcext:value-type="percentage">
            <text:p>6,76%</text:p>
          </table:table-cell>
          <table:table-cell table:formula="of:=SUM([.E4];[.I4];[.M4];[.Q4])" office:value-type="float" office:value="2861594555" calcext:value-type="float">
            <text:p>2861594555</text:p>
          </table:table-cell>
          <table:table-cell table:formula="of:=[.V4]/[.V$34]" office:value-type="percentage" office:value="0.13295562487935" calcext:value-type="percentage">
            <text:p>13,30%</text:p>
          </table:table-cell>
          <table:table-cell/>
          <table:table-cell table:formula="of:=[.E4]/[.$V4]" office:value-type="percentage" office:value="0.512533063231245" calcext:value-type="percentage">
            <text:p>51,25%</text:p>
          </table:table-cell>
          <table:table-cell table:formula="of:=[.I4]/[.$V4]" office:value-type="percentage" office:value="0.307547735391885" calcext:value-type="percentage">
            <text:p>30,75%</text:p>
          </table:table-cell>
          <table:table-cell table:formula="of:=[.M4]/[.$V4]" office:value-type="percentage" office:value="0.0972873227318536" calcext:value-type="percentage">
            <text:p>9,73%</text:p>
          </table:table-cell>
          <table:table-cell table:formula="of:=[.Q4]/[.V4]" office:value-type="percentage" office:value="0.0826318786450165" calcext:value-type="percentage">
            <text:p>8,26%</text:p>
          </table:table-cell>
        </table:table-row>
        <table:table-row table:style-name="ro1">
          <table:table-cell/>
          <table:table-cell office:value-type="float" office:value="422703" calcext:value-type="float">
            <text:p>422703</text:p>
          </table:table-cell>
          <table:table-cell office:value-type="string" calcext:value-type="string">
            <text:p>13716.8328741722</text:p>
          </table:table-cell>
          <table:table-cell office:value-type="float" office:value="72480" calcext:value-type="float">
            <text:p>72 480</text:p>
          </table:table-cell>
          <table:table-cell office:value-type="float" office:value="994135680" calcext:value-type="float">
            <text:p>994 135 6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897.1522749326</text:p>
          </table:table-cell>
          <table:table-cell office:value-type="float" office:value="29680" calcext:value-type="float">
            <text:p>29 680</text:p>
          </table:table-cell>
          <table:table-cell office:value-type="float" office:value="590542960" calcext:value-type="float">
            <text:p>590 542 9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99.5385006885</text:p>
          </table:table-cell>
          <table:table-cell office:value-type="float" office:value="19609" calcext:value-type="float">
            <text:p>19 609</text:p>
          </table:table-cell>
          <table:table-cell office:value-type="float" office:value="250975591" calcext:value-type="float">
            <text:p>250 975 5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961.3271818024</text:p>
          </table:table-cell>
          <table:table-cell office:value-type="float" office:value="17277" calcext:value-type="float">
            <text:p>17 277</text:p>
          </table:table-cell>
          <table:table-cell office:value-type="float" office:value="172096197" calcext:value-type="float">
            <text:p>172 096 197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5];[.H5];[.L5];[.P5])" office:value-type="float" office:value="139046" calcext:value-type="float">
            <text:p>139046</text:p>
          </table:table-cell>
          <table:table-cell table:formula="of:=[.T5]/[.T$34]" office:value-type="percentage" office:value="0.158152210384319" calcext:value-type="percentage">
            <text:p>15,82%</text:p>
          </table:table-cell>
          <table:table-cell table:formula="of:=SUM([.E5];[.I5];[.M5];[.Q5])" office:value-type="float" office:value="2007750428" calcext:value-type="float">
            <text:p>2007750428</text:p>
          </table:table-cell>
          <table:table-cell table:formula="of:=[.V5]/[.V$34]" office:value-type="percentage" office:value="0.0932842538053135" calcext:value-type="percentage">
            <text:p>9,33%</text:p>
          </table:table-cell>
          <table:table-cell/>
          <table:table-cell table:formula="of:=[.E5]/[.$V5]" office:value-type="percentage" office:value="0.495149031540886" calcext:value-type="percentage">
            <text:p>49,51%</text:p>
          </table:table-cell>
          <table:table-cell table:formula="of:=[.I5]/[.$V5]" office:value-type="percentage" office:value="0.294131656885395" calcext:value-type="percentage">
            <text:p>29,41%</text:p>
          </table:table-cell>
          <table:table-cell table:formula="of:=[.M5]/[.$V5]" office:value-type="percentage" office:value="0.125003380649261" calcext:value-type="percentage">
            <text:p>12,50%</text:p>
          </table:table-cell>
          <table:table-cell table:formula="of:=[.Q5]/[.V5]" office:value-type="percentage" office:value="0.0857159309244585" calcext:value-type="percentage">
            <text:p>8,57%</text:p>
          </table:table-cell>
        </table:table-row>
        <table:table-row table:style-name="ro1">
          <table:table-cell/>
          <table:table-cell office:value-type="float" office:value="422707" calcext:value-type="float">
            <text:p>422707</text:p>
          </table:table-cell>
          <table:table-cell office:value-type="string" calcext:value-type="string">
            <text:p>12817.3328185733</text:p>
          </table:table-cell>
          <table:table-cell office:value-type="float" office:value="68744" calcext:value-type="float">
            <text:p>68 744</text:p>
          </table:table-cell>
          <table:table-cell office:value-type="float" office:value="881091848" calcext:value-type="float">
            <text:p>881 091 8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182.3571795957</text:p>
          </table:table-cell>
          <table:table-cell office:value-type="float" office:value="18898" calcext:value-type="float">
            <text:p>18 898</text:p>
          </table:table-cell>
          <table:table-cell office:value-type="float" office:value="532583436" calcext:value-type="float">
            <text:p>532 583 4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80.3575576662</text:p>
          </table:table-cell>
          <table:table-cell office:value-type="float" office:value="11055" calcext:value-type="float">
            <text:p>11 055</text:p>
          </table:table-cell>
          <table:table-cell office:value-type="float" office:value="229722900" calcext:value-type="float">
            <text:p>229 722 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295.9408079384</text:p>
          </table:table-cell>
          <table:table-cell office:value-type="float" office:value="9221" calcext:value-type="float">
            <text:p>9 221</text:p>
          </table:table-cell>
          <table:table-cell office:value-type="float" office:value="131814195" calcext:value-type="float">
            <text:p>131 814 195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6];[.H6];[.L6];[.P6])" office:value-type="float" office:value="107918" calcext:value-type="float">
            <text:p>107918</text:p>
          </table:table-cell>
          <table:table-cell table:formula="of:=[.T6]/[.T$34]" office:value-type="percentage" office:value="0.122746934397645" calcext:value-type="percentage">
            <text:p>12,27%</text:p>
          </table:table-cell>
          <table:table-cell table:formula="of:=SUM([.E6];[.I6];[.M6];[.Q6])" office:value-type="float" office:value="1775212379" calcext:value-type="float">
            <text:p>1775212379</text:p>
          </table:table-cell>
          <table:table-cell table:formula="of:=[.V6]/[.V$34]" office:value-type="percentage" office:value="0.0824800532035899" calcext:value-type="percentage">
            <text:p>8,25%</text:p>
          </table:table-cell>
          <table:table-cell/>
          <table:table-cell table:formula="of:=[.E6]/[.$V6]" office:value-type="percentage" office:value="0.496330387520354" calcext:value-type="percentage">
            <text:p>49,63%</text:p>
          </table:table-cell>
          <table:table-cell table:formula="of:=[.I6]/[.$V6]" office:value-type="percentage" office:value="0.300011109825637" calcext:value-type="percentage">
            <text:p>30,00%</text:p>
          </table:table-cell>
          <table:table-cell table:formula="of:=[.M6]/[.$V6]" office:value-type="percentage" office:value="0.129405868682262" calcext:value-type="percentage">
            <text:p>12,94%</text:p>
          </table:table-cell>
          <table:table-cell table:formula="of:=[.Q6]/[.V6]" office:value-type="percentage" office:value="0.0742526339717463" calcext:value-type="percentage">
            <text:p>7,43%</text:p>
          </table:table-cell>
        </table:table-row>
        <table:table-row table:style-name="ro1">
          <table:table-cell/>
          <table:table-cell office:value-type="float" office:value="423151" calcext:value-type="float">
            <text:p>423151</text:p>
          </table:table-cell>
          <table:table-cell office:value-type="string" calcext:value-type="string">
            <text:p>79646.97</text:p>
          </table:table-cell>
          <table:table-cell office:value-type="float" office:value="4459" calcext:value-type="float">
            <text:p>4 459</text:p>
          </table:table-cell>
          <table:table-cell office:value-type="float" office:value="355141514" calcext:value-type="float">
            <text:p>355 141 5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12.24</text:p>
          </table:table-cell>
          <table:table-cell office:value-type="float" office:value="10683" calcext:value-type="float">
            <text:p>10 683</text:p>
          </table:table-cell>
          <table:table-cell office:value-type="float" office:value="234085896" calcext:value-type="float">
            <text:p>234 085 8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637.44</text:p>
          </table:table-cell>
          <table:table-cell office:value-type="float" office:value="6067" calcext:value-type="float">
            <text:p>6 067</text:p>
          </table:table-cell>
          <table:table-cell office:value-type="float" office:value="76668679" calcext:value-type="float">
            <text:p>76 668 6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436.92</text:p>
          </table:table-cell>
          <table:table-cell office:value-type="float" office:value="1863" calcext:value-type="float">
            <text:p>1 863</text:p>
          </table:table-cell>
          <table:table-cell office:value-type="float" office:value="56702268" calcext:value-type="float">
            <text:p>56 702 268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D7];[.H7];[.L7];[.P7])" office:value-type="float" office:value="23072" calcext:value-type="float">
            <text:p>23072</text:p>
          </table:table-cell>
          <table:table-cell table:formula="of:=[.T7]/[.T$34]" office:value-type="percentage" office:value="0.026242306848" calcext:value-type="percentage">
            <text:p>2,62%</text:p>
          </table:table-cell>
          <table:table-cell table:formula="of:=SUM([.E7];[.I7];[.M7];[.Q7])" office:value-type="float" office:value="722598357" calcext:value-type="float">
            <text:p>722598357</text:p>
          </table:table-cell>
          <table:table-cell table:formula="of:=[.V7]/[.V$34]" office:value-type="percentage" office:value="0.033573420079326" calcext:value-type="percentage">
            <text:p>3,36%</text:p>
          </table:table-cell>
          <table:table-cell/>
          <table:table-cell table:formula="of:=[.E7]/[.$V7]" office:value-type="percentage" office:value="0.491478441044947" calcext:value-type="percentage">
            <text:p>49,15%</text:p>
          </table:table-cell>
          <table:table-cell table:formula="of:=[.I7]/[.$V7]" office:value-type="percentage" office:value="0.323950219001121" calcext:value-type="percentage">
            <text:p>32,40%</text:p>
          </table:table-cell>
          <table:table-cell table:formula="of:=[.M7]/[.$V7]" office:value-type="percentage" office:value="0.106101374653416" calcext:value-type="percentage">
            <text:p>10,61%</text:p>
          </table:table-cell>
          <table:table-cell table:formula="of:=[.Q7]/[.V7]" office:value-type="percentage" office:value="0.0784699653005162" calcext:value-type="percentage">
            <text:p>7,85%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63416.1</text:p>
          </table:table-cell>
          <table:table-cell office:value-type="float" office:value="5520" calcext:value-type="float">
            <text:p>5 520</text:p>
          </table:table-cell>
          <table:table-cell office:value-type="float" office:value="350056320" calcext:value-type="float">
            <text:p>350 056 3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094.66</text:p>
          </table:table-cell>
          <table:table-cell office:value-type="float" office:value="6523" calcext:value-type="float">
            <text:p>6 523</text:p>
          </table:table-cell>
          <table:table-cell office:value-type="float" office:value="215872162" calcext:value-type="float">
            <text:p>215 872 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572.09</text:p>
          </table:table-cell>
          <table:table-cell office:value-type="float" office:value="3043" calcext:value-type="float">
            <text:p>3 043</text:p>
          </table:table-cell>
          <table:table-cell office:value-type="float" office:value="65643596" calcext:value-type="float">
            <text:p>65 643 5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95.77</text:p>
          </table:table-cell>
          <table:table-cell office:value-type="float" office:value="2612" calcext:value-type="float">
            <text:p>2 612</text:p>
          </table:table-cell>
          <table:table-cell office:value-type="float" office:value="57189740" calcext:value-type="float">
            <text:p>57 189 740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D8];[.H8];[.L8];[.P8])" office:value-type="float" office:value="17698" calcext:value-type="float">
            <text:p>17698</text:p>
          </table:table-cell>
          <table:table-cell table:formula="of:=[.T8]/[.T$34]" office:value-type="percentage" office:value="0.0201298693912927" calcext:value-type="percentage">
            <text:p>2,01%</text:p>
          </table:table-cell>
          <table:table-cell table:formula="of:=SUM([.E8];[.I8];[.M8];[.Q8])" office:value-type="float" office:value="688761818" calcext:value-type="float">
            <text:p>688761818</text:p>
          </table:table-cell>
          <table:table-cell table:formula="of:=[.V8]/[.V$34]" office:value-type="percentage" office:value="0.0320013042187339" calcext:value-type="percentage">
            <text:p>3,20%</text:p>
          </table:table-cell>
          <table:table-cell/>
          <table:table-cell table:formula="of:=[.E8]/[.$V8]" office:value-type="percentage" office:value="0.508240019774151" calcext:value-type="percentage">
            <text:p>50,82%</text:p>
          </table:table-cell>
          <table:table-cell table:formula="of:=[.I8]/[.$V8]" office:value-type="percentage" office:value="0.313420628667892" calcext:value-type="percentage">
            <text:p>31,34%</text:p>
          </table:table-cell>
          <table:table-cell table:formula="of:=[.M8]/[.$V8]" office:value-type="percentage" office:value="0.0953066710210699" calcext:value-type="percentage">
            <text:p>9,53%</text:p>
          </table:table-cell>
          <table:table-cell table:formula="of:=[.Q8]/[.V8]" office:value-type="percentage" office:value="0.0830326805368877" calcext:value-type="percentage">
            <text:p>8,30%</text:p>
          </table:table-cell>
        </table:table-row>
        <table:table-row table:style-name="ro1">
          <table:table-cell/>
          <table:table-cell office:value-type="float" office:value="423117" calcext:value-type="float">
            <text:p>423117</text:p>
          </table:table-cell>
          <table:table-cell office:value-type="string" calcext:value-type="string">
            <text:p>212043.59</text:p>
          </table:table-cell>
          <table:table-cell office:value-type="float" office:value="1645" calcext:value-type="float">
            <text:p>1 645</text:p>
          </table:table-cell>
          <table:table-cell office:value-type="float" office:value="348810735" calcext:value-type="float">
            <text:p>348 810 7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308.65</text:p>
          </table:table-cell>
          <table:table-cell office:value-type="float" office:value="1832" calcext:value-type="float">
            <text:p>1 832</text:p>
          </table:table-cell>
          <table:table-cell office:value-type="float" office:value="220404256" calcext:value-type="float">
            <text:p>220 404 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1473.29</text:p>
          </table:table-cell>
          <table:table-cell office:value-type="float" office:value="978" calcext:value-type="float">
            <text:p>978</text:p>
          </table:table-cell>
          <table:table-cell office:value-type="float" office:value="69900594" calcext:value-type="float">
            <text:p>69 900 5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570.7860776439</text:p>
          </table:table-cell>
          <table:table-cell office:value-type="float" office:value="747" calcext:value-type="float">
            <text:p>747</text:p>
          </table:table-cell>
          <table:table-cell office:value-type="float" office:value="27317790" calcext:value-type="float">
            <text:p>27 317 79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9];[.H9];[.L9];[.P9])" office:value-type="float" office:value="5202" calcext:value-type="float">
            <text:p>5202</text:p>
          </table:table-cell>
          <table:table-cell table:formula="of:=[.T9]/[.T$34]" office:value-type="percentage" office:value="0.00591680306099585" calcext:value-type="percentage">
            <text:p>0,59%</text:p>
          </table:table-cell>
          <table:table-cell table:formula="of:=SUM([.E9];[.I9];[.M9];[.Q9])" office:value-type="float" office:value="666433375" calcext:value-type="float">
            <text:p>666433375</text:p>
          </table:table-cell>
          <table:table-cell table:formula="of:=[.V9]/[.V$34]" office:value-type="percentage" office:value="0.0309638783938696" calcext:value-type="percentage">
            <text:p>3,10%</text:p>
          </table:table-cell>
          <table:table-cell/>
          <table:table-cell table:formula="of:=[.E9]/[.$V9]" office:value-type="percentage" office:value="0.523399259528381" calcext:value-type="percentage">
            <text:p>52,34%</text:p>
          </table:table-cell>
          <table:table-cell table:formula="of:=[.I9]/[.$V9]" office:value-type="percentage" office:value="0.330722116070492" calcext:value-type="percentage">
            <text:p>33,07%</text:p>
          </table:table-cell>
          <table:table-cell table:formula="of:=[.M9]/[.$V9]" office:value-type="percentage" office:value="0.104887595102811" calcext:value-type="percentage">
            <text:p>10,49%</text:p>
          </table:table-cell>
          <table:table-cell table:formula="of:=[.Q9]/[.V9]" office:value-type="percentage" office:value="0.0409910292983151" calcext:value-type="percentage">
            <text:p>4,10%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57412.79</text:p>
          </table:table-cell>
          <table:table-cell office:value-type="float" office:value="5948" calcext:value-type="float">
            <text:p>5 948</text:p>
          </table:table-cell>
          <table:table-cell office:value-type="float" office:value="341486576" calcext:value-type="float">
            <text:p>341 486 5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276.13</text:p>
          </table:table-cell>
          <table:table-cell office:value-type="float" office:value="8511" calcext:value-type="float">
            <text:p>8 511</text:p>
          </table:table-cell>
          <table:table-cell office:value-type="float" office:value="215124036" calcext:value-type="float">
            <text:p>215 124 0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75.48</text:p>
          </table:table-cell>
          <table:table-cell office:value-type="float" office:value="3009" calcext:value-type="float">
            <text:p>3 009</text:p>
          </table:table-cell>
          <table:table-cell office:value-type="float" office:value="66423675" calcext:value-type="float">
            <text:p>66 423 6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57.54868303571</text:p>
          </table:table-cell>
          <table:table-cell office:value-type="float" office:value="2688" calcext:value-type="float">
            <text:p>2 688</text:p>
          </table:table-cell>
          <table:table-cell office:value-type="float" office:value="20850816" calcext:value-type="float">
            <text:p>20 850 816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10];[.H10];[.L10];[.P10])" office:value-type="float" office:value="20156" calcext:value-type="float">
            <text:p>20156</text:p>
          </table:table-cell>
          <table:table-cell table:formula="of:=[.T10]/[.T$34]" office:value-type="percentage" office:value="0.0229256213951235" calcext:value-type="percentage">
            <text:p>2,29%</text:p>
          </table:table-cell>
          <table:table-cell table:formula="of:=SUM([.E10];[.I10];[.M10];[.Q10])" office:value-type="float" office:value="643885103" calcext:value-type="float">
            <text:p>643885103</text:p>
          </table:table-cell>
          <table:table-cell table:formula="of:=[.V10]/[.V$34]" office:value-type="percentage" office:value="0.0299162388572094" calcext:value-type="percentage">
            <text:p>2,99%</text:p>
          </table:table-cell>
          <table:table-cell/>
          <table:table-cell table:formula="of:=[.E10]/[.$V10]" office:value-type="percentage" office:value="0.530353279504278" calcext:value-type="percentage">
            <text:p>53,04%</text:p>
          </table:table-cell>
          <table:table-cell table:formula="of:=[.I10]/[.$V10]" office:value-type="percentage" office:value="0.334103142001097" calcext:value-type="percentage">
            <text:p>33,41%</text:p>
          </table:table-cell>
          <table:table-cell table:formula="of:=[.M10]/[.$V10]" office:value-type="percentage" office:value="0.103160757549006" calcext:value-type="percentage">
            <text:p>10,32%</text:p>
          </table:table-cell>
          <table:table-cell table:formula="of:=[.Q10]/[.V10]" office:value-type="percentage" office:value="0.0323828209456183" calcext:value-type="percentage">
            <text:p>3,24%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string" calcext:value-type="string">
            <text:p>56185.29</text:p>
          </table:table-cell>
          <table:table-cell office:value-type="float" office:value="5610" calcext:value-type="float">
            <text:p>5 610</text:p>
          </table:table-cell>
          <table:table-cell office:value-type="float" office:value="315197850" calcext:value-type="float">
            <text:p>315 197 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018.85</text:p>
          </table:table-cell>
          <table:table-cell office:value-type="float" office:value="10486" calcext:value-type="float">
            <text:p>10 486</text:p>
          </table:table-cell>
          <table:table-cell office:value-type="float" office:value="199422748" calcext:value-type="float">
            <text:p>199 422 7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76.78</text:p>
          </table:table-cell>
          <table:table-cell office:value-type="float" office:value="2902" calcext:value-type="float">
            <text:p>2 902</text:p>
          </table:table-cell>
          <table:table-cell office:value-type="float" office:value="64064552" calcext:value-type="float">
            <text:p>64 064 5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282.5650075873</text:p>
          </table:table-cell>
          <table:table-cell office:value-type="float" office:value="2636" calcext:value-type="float">
            <text:p>2 636</text:p>
          </table:table-cell>
          <table:table-cell office:value-type="float" office:value="42919352" calcext:value-type="float">
            <text:p>42 919 35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11];[.H11];[.L11];[.P11])" office:value-type="float" office:value="21634" calcext:value-type="float">
            <text:p>21634</text:p>
          </table:table-cell>
          <table:table-cell table:formula="of:=[.T11]/[.T$34]" office:value-type="percentage" office:value="0.0246067123071096" calcext:value-type="percentage">
            <text:p>2,46%</text:p>
          </table:table-cell>
          <table:table-cell table:formula="of:=SUM([.E11];[.I11];[.M11];[.Q11])" office:value-type="float" office:value="621604502" calcext:value-type="float">
            <text:p>621604502</text:p>
          </table:table-cell>
          <table:table-cell table:formula="of:=[.V11]/[.V$34]" office:value-type="percentage" office:value="0.0288810358710049" calcext:value-type="percentage">
            <text:p>2,89%</text:p>
          </table:table-cell>
          <table:table-cell/>
          <table:table-cell table:formula="of:=[.E11]/[.$V11]" office:value-type="percentage" office:value="0.507071375747533" calcext:value-type="percentage">
            <text:p>50,71%</text:p>
          </table:table-cell>
          <table:table-cell table:formula="of:=[.I11]/[.$V11]" office:value-type="percentage" office:value="0.320819343100575" calcext:value-type="percentage">
            <text:p>32,08%</text:p>
          </table:table-cell>
          <table:table-cell table:formula="of:=[.M11]/[.$V11]" office:value-type="percentage" office:value="0.103063204648412" calcext:value-type="percentage">
            <text:p>10,31%</text:p>
          </table:table-cell>
          <table:table-cell table:formula="of:=[.Q11]/[.V11]" office:value-type="percentage" office:value="0.0690460765034807" calcext:value-type="percentage">
            <text:p>6,90%</text:p>
          </table:table-cell>
        </table:table-row>
        <table:table-row table:style-name="ro1">
          <table:table-cell/>
          <table:table-cell office:value-type="float" office:value="422434" calcext:value-type="float">
            <text:p>422434</text:p>
          </table:table-cell>
          <table:table-cell office:value-type="string" calcext:value-type="string">
            <text:p>171063.33</text:p>
          </table:table-cell>
          <table:table-cell office:value-type="float" office:value="1862" calcext:value-type="float">
            <text:p>1 862</text:p>
          </table:table-cell>
          <table:table-cell office:value-type="float" office:value="318519306" calcext:value-type="float">
            <text:p>318 519 3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4020.64</text:p>
          </table:table-cell>
          <table:table-cell office:value-type="float" office:value="1944" calcext:value-type="float">
            <text:p>1 944</text:p>
          </table:table-cell>
          <table:table-cell office:value-type="float" office:value="202214880" calcext:value-type="float">
            <text:p>202 214 8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3425.41</text:p>
          </table:table-cell>
          <table:table-cell office:value-type="float" office:value="1201" calcext:value-type="float">
            <text:p>1 201</text:p>
          </table:table-cell>
          <table:table-cell office:value-type="float" office:value="64163425" calcext:value-type="float">
            <text:p>64 163 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900.6576682135</text:p>
          </table:table-cell>
          <table:table-cell office:value-type="float" office:value="862" calcext:value-type="float">
            <text:p>862</text:p>
          </table:table-cell>
          <table:table-cell office:value-type="float" office:value="25773800" calcext:value-type="float">
            <text:p>25 773 80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12];[.H12];[.L12];[.P12])" office:value-type="float" office:value="5869" calcext:value-type="float">
            <text:p>5869</text:p>
          </table:table-cell>
          <table:table-cell table:formula="of:=[.T12]/[.T$34]" office:value-type="percentage" office:value="0.00667545504901665" calcext:value-type="percentage">
            <text:p>0,67%</text:p>
          </table:table-cell>
          <table:table-cell table:formula="of:=SUM([.E12];[.I12];[.M12];[.Q12])" office:value-type="float" office:value="610671411" calcext:value-type="float">
            <text:p>610671411</text:p>
          </table:table-cell>
          <table:table-cell table:formula="of:=[.V12]/[.V$34]" office:value-type="percentage" office:value="0.0283730617615253" calcext:value-type="percentage">
            <text:p>2,84%</text:p>
          </table:table-cell>
          <table:table-cell/>
          <table:table-cell table:formula="of:=[.E12]/[.$V12]" office:value-type="percentage" office:value="0.521588697722743" calcext:value-type="percentage">
            <text:p>52,16%</text:p>
          </table:table-cell>
          <table:table-cell table:formula="of:=[.I12]/[.$V12]" office:value-type="percentage" office:value="0.331135331305038" calcext:value-type="percentage">
            <text:p>33,11%</text:p>
          </table:table-cell>
          <table:table-cell table:formula="of:=[.M12]/[.$V12]" office:value-type="percentage" office:value="0.105070294505731" calcext:value-type="percentage">
            <text:p>10,51%</text:p>
          </table:table-cell>
          <table:table-cell table:formula="of:=[.Q12]/[.V12]" office:value-type="percentage" office:value="0.0422056764664885" calcext:value-type="percentage">
            <text:p>4,22%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string" calcext:value-type="string">
            <text:p>166598.7</text:p>
          </table:table-cell>
          <table:table-cell office:value-type="float" office:value="1936" calcext:value-type="float">
            <text:p>1 936</text:p>
          </table:table-cell>
          <table:table-cell office:value-type="float" office:value="322533728" calcext:value-type="float">
            <text:p>322 533 7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5113.33</text:p>
          </table:table-cell>
          <table:table-cell office:value-type="float" office:value="2076" calcext:value-type="float">
            <text:p>2 076</text:p>
          </table:table-cell>
          <table:table-cell office:value-type="float" office:value="197454588" calcext:value-type="float">
            <text:p>197 454 5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658.95</text:p>
          </table:table-cell>
          <table:table-cell office:value-type="float" office:value="1317" calcext:value-type="float">
            <text:p>1 317</text:p>
          </table:table-cell>
          <table:table-cell office:value-type="float" office:value="60131586" calcext:value-type="float">
            <text:p>60 131 5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486.33504</text:p>
          </table:table-cell>
          <table:table-cell office:value-type="float" office:value="875" calcext:value-type="float">
            <text:p>875</text:p>
          </table:table-cell>
          <table:table-cell office:value-type="float" office:value="22300250" calcext:value-type="float">
            <text:p>22 300 25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13];[.H13];[.L13];[.P13])" office:value-type="float" office:value="6204" calcext:value-type="float">
            <text:p>6204</text:p>
          </table:table-cell>
          <table:table-cell table:formula="of:=[.T13]/[.T$34]" office:value-type="percentage" office:value="0.00705648715694314" calcext:value-type="percentage">
            <text:p>0,71%</text:p>
          </table:table-cell>
          <table:table-cell table:formula="of:=SUM([.E13];[.I13];[.M13];[.Q13])" office:value-type="float" office:value="602420152" calcext:value-type="float">
            <text:p>602420152</text:p>
          </table:table-cell>
          <table:table-cell table:formula="of:=[.V13]/[.V$34]" office:value-type="percentage" office:value="0.0279896911353584" calcext:value-type="percentage">
            <text:p>2,80%</text:p>
          </table:table-cell>
          <table:table-cell/>
          <table:table-cell table:formula="of:=[.E13]/[.$V13]" office:value-type="percentage" office:value="0.535396644566432" calcext:value-type="percentage">
            <text:p>53,54%</text:p>
          </table:table-cell>
          <table:table-cell table:formula="of:=[.I13]/[.$V13]" office:value-type="percentage" office:value="0.327768895752345" calcext:value-type="percentage">
            <text:p>32,78%</text:p>
          </table:table-cell>
          <table:table-cell table:formula="of:=[.M13]/[.$V13]" office:value-type="percentage" office:value="0.0998166907271721" calcext:value-type="percentage">
            <text:p>9,98%</text:p>
          </table:table-cell>
          <table:table-cell table:formula="of:=[.Q13]/[.V13]" office:value-type="percentage" office:value="0.0370177689540505" calcext:value-type="percentage">
            <text:p>3,70%</text:p>
          </table:table-cell>
        </table:table-row>
        <table:table-row table:style-name="ro1">
          <table:table-cell/>
          <table:table-cell office:value-type="float" office:value="3865" calcext:value-type="float">
            <text:p>3865</text:p>
          </table:table-cell>
          <table:table-cell office:value-type="string" calcext:value-type="string">
            <text:p>129839.72</text:p>
          </table:table-cell>
          <table:table-cell office:value-type="float" office:value="2422" calcext:value-type="float">
            <text:p>2 422</text:p>
          </table:table-cell>
          <table:table-cell office:value-type="float" office:value="314470058" calcext:value-type="float">
            <text:p>314 470 0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114.36</text:p>
          </table:table-cell>
          <table:table-cell office:value-type="float" office:value="2575" calcext:value-type="float">
            <text:p>2 575</text:p>
          </table:table-cell>
          <table:table-cell office:value-type="float" office:value="193418550" calcext:value-type="float">
            <text:p>193 418 5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146.41</text:p>
          </table:table-cell>
          <table:table-cell office:value-type="float" office:value="1692" calcext:value-type="float">
            <text:p>1 692</text:p>
          </table:table-cell>
          <table:table-cell office:value-type="float" office:value="66235032" calcext:value-type="float">
            <text:p>66 235 0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064.0290566038</text:p>
          </table:table-cell>
          <table:table-cell office:value-type="float" office:value="1113" calcext:value-type="float">
            <text:p>1 113</text:p>
          </table:table-cell>
          <table:table-cell office:value-type="float" office:value="21218232" calcext:value-type="float">
            <text:p>21 218 23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14];[.H14];[.L14];[.P14])" office:value-type="float" office:value="7802" calcext:value-type="float">
            <text:p>7802</text:p>
          </table:table-cell>
          <table:table-cell table:formula="of:=[.T14]/[.T$34]" office:value-type="percentage" office:value="0.00887406718221638" calcext:value-type="percentage">
            <text:p>0,89%</text:p>
          </table:table-cell>
          <table:table-cell table:formula="of:=SUM([.E14];[.I14];[.M14];[.Q14])" office:value-type="float" office:value="595341872" calcext:value-type="float">
            <text:p>595341872</text:p>
          </table:table-cell>
          <table:table-cell table:formula="of:=[.V14]/[.V$34]" office:value-type="percentage" office:value="0.027660819549121" calcext:value-type="percentage">
            <text:p>2,77%</text:p>
          </table:table-cell>
          <table:table-cell/>
          <table:table-cell table:formula="of:=[.E14]/[.$V14]" office:value-type="percentage" office:value="0.528217605362722" calcext:value-type="percentage">
            <text:p>52,82%</text:p>
          </table:table-cell>
          <table:table-cell table:formula="of:=[.I14]/[.$V14]" office:value-type="percentage" office:value="0.324886521672375" calcext:value-type="percentage">
            <text:p>32,49%</text:p>
          </table:table-cell>
          <table:table-cell table:formula="of:=[.M14]/[.$V14]" office:value-type="percentage" office:value="0.111255456931811" calcext:value-type="percentage">
            <text:p>11,13%</text:p>
          </table:table-cell>
          <table:table-cell table:formula="of:=[.Q14]/[.V14]" office:value-type="percentage" office:value="0.0356404160330923" calcext:value-type="percentage">
            <text:p>3,56%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string" calcext:value-type="string">
            <text:p>18305.1692707525</text:p>
          </table:table-cell>
          <table:table-cell office:value-type="float" office:value="12890" calcext:value-type="float">
            <text:p>12 890</text:p>
          </table:table-cell>
          <table:table-cell office:value-type="float" office:value="235951450" calcext:value-type="float">
            <text:p>235 951 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633.9147830847</text:p>
          </table:table-cell>
          <table:table-cell office:value-type="float" office:value="14614" calcext:value-type="float">
            <text:p>14 614</text:p>
          </table:table-cell>
          <table:table-cell office:value-type="float" office:value="228460662" calcext:value-type="float">
            <text:p>228 460 6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815.29223880597</text:p>
          </table:table-cell>
          <table:table-cell office:value-type="float" office:value="8442" calcext:value-type="float">
            <text:p>8 442</text:p>
          </table:table-cell>
          <table:table-cell office:value-type="float" office:value="57532230" calcext:value-type="float">
            <text:p>57 532 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467.4341456583</text:p>
          </table:table-cell>
          <table:table-cell office:value-type="float" office:value="6069" calcext:value-type="float">
            <text:p>6 069</text:p>
          </table:table-cell>
          <table:table-cell office:value-type="float" office:value="63524223" calcext:value-type="float">
            <text:p>63 524 22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15];[.H15];[.L15];[.P15])" office:value-type="float" office:value="42015" calcext:value-type="float">
            <text:p>42015</text:p>
          </table:table-cell>
          <table:table-cell table:formula="of:=[.T15]/[.T$34]" office:value-type="percentage" office:value="0.0477882507896464" calcext:value-type="percentage">
            <text:p>4,78%</text:p>
          </table:table-cell>
          <table:table-cell table:formula="of:=SUM([.E15];[.I15];[.M15];[.Q15])" office:value-type="float" office:value="585468565" calcext:value-type="float">
            <text:p>585468565</text:p>
          </table:table-cell>
          <table:table-cell table:formula="of:=[.V15]/[.V$34]" office:value-type="percentage" office:value="0.0272020852048314" calcext:value-type="percentage">
            <text:p>2,72%</text:p>
          </table:table-cell>
          <table:table-cell/>
          <table:table-cell table:formula="of:=[.E15]/[.$V15]" office:value-type="percentage" office:value="0.403013012321165" calcext:value-type="percentage">
            <text:p>40,30%</text:p>
          </table:table-cell>
          <table:table-cell table:formula="of:=[.I15]/[.$V15]" office:value-type="percentage" office:value="0.39021849448057" calcext:value-type="percentage">
            <text:p>39,02%</text:p>
          </table:table-cell>
          <table:table-cell table:formula="of:=[.M15]/[.$V15]" office:value-type="percentage" office:value="0.0982669838132129" calcext:value-type="percentage">
            <text:p>9,83%</text:p>
          </table:table-cell>
          <table:table-cell table:formula="of:=[.Q15]/[.V15]" office:value-type="percentage" office:value="0.108501509385051" calcext:value-type="percentage">
            <text:p>10,85%</text:p>
          </table:table-cell>
        </table:table-row>
        <table:table-row table:style-name="ro1">
          <table:table-cell/>
          <table:table-cell office:value-type="float" office:value="423951" calcext:value-type="float">
            <text:p>423951</text:p>
          </table:table-cell>
          <table:table-cell office:value-type="string" calcext:value-type="string">
            <text:p>160895.61486788</text:p>
          </table:table-cell>
          <table:table-cell office:value-type="float" office:value="1703" calcext:value-type="float">
            <text:p>1 703</text:p>
          </table:table-cell>
          <table:table-cell office:value-type="float" office:value="274004185" calcext:value-type="float">
            <text:p>274 004 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8527.4324073018</text:p>
          </table:table-cell>
          <table:table-cell office:value-type="float" office:value="1753" calcext:value-type="float">
            <text:p>1 753</text:p>
          </table:table-cell>
          <table:table-cell office:value-type="float" office:value="172717831" calcext:value-type="float">
            <text:p>172 717 8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026.8251975417</text:p>
          </table:table-cell>
          <table:table-cell office:value-type="float" office:value="1139" calcext:value-type="float">
            <text:p>1 139</text:p>
          </table:table-cell>
          <table:table-cell office:value-type="float" office:value="54701614" calcext:value-type="float">
            <text:p>54 701 6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9250.51</text:p>
          </table:table-cell>
          <table:table-cell office:value-type="float" office:value="959" calcext:value-type="float">
            <text:p>959</text:p>
          </table:table-cell>
          <table:table-cell office:value-type="float" office:value="76000750" calcext:value-type="float">
            <text:p>76 000 75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16];[.H16];[.L16];[.P16])" office:value-type="float" office:value="5554" calcext:value-type="float">
            <text:p>5554</text:p>
          </table:table-cell>
          <table:table-cell table:formula="of:=[.T16]/[.T$34]" office:value-type="percentage" office:value="0.00631717112663801" calcext:value-type="percentage">
            <text:p>0,63%</text:p>
          </table:table-cell>
          <table:table-cell table:formula="of:=SUM([.E16];[.I16];[.M16];[.Q16])" office:value-type="float" office:value="577424380" calcext:value-type="float">
            <text:p>577424380</text:p>
          </table:table-cell>
          <table:table-cell table:formula="of:=[.V16]/[.V$34]" office:value-type="percentage" office:value="0.0268283356666757" calcext:value-type="percentage">
            <text:p>2,68%</text:p>
          </table:table-cell>
          <table:table-cell/>
          <table:table-cell table:formula="of:=[.E16]/[.$V16]" office:value-type="percentage" office:value="0.474528257708828" calcext:value-type="percentage">
            <text:p>47,45%</text:p>
          </table:table-cell>
          <table:table-cell table:formula="of:=[.I16]/[.$V16]" office:value-type="percentage" office:value="0.299117662818463" calcext:value-type="percentage">
            <text:p>29,91%</text:p>
          </table:table-cell>
          <table:table-cell table:formula="of:=[.M16]/[.$V16]" office:value-type="percentage" office:value="0.0947338143221455" calcext:value-type="percentage">
            <text:p>9,47%</text:p>
          </table:table-cell>
          <table:table-cell table:formula="of:=[.Q16]/[.V16]" office:value-type="percentage" office:value="0.131620265150564" calcext:value-type="percentage">
            <text:p>13,16%</text:p>
          </table:table-cell>
        </table:table-row>
        <table:table-row table:style-name="ro1">
          <table:table-cell/>
          <table:table-cell office:value-type="float" office:value="424630" calcext:value-type="float">
            <text:p>424630</text:p>
          </table:table-cell>
          <table:table-cell office:value-type="string" calcext:value-type="string">
            <text:p>69884.8880977543</text:p>
          </table:table-cell>
          <table:table-cell office:value-type="float" office:value="4542" calcext:value-type="float">
            <text:p>4 542</text:p>
          </table:table-cell>
          <table:table-cell office:value-type="float" office:value="317413128" calcext:value-type="float">
            <text:p>317 413 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593.361585504</text:p>
          </table:table-cell>
          <table:table-cell office:value-type="float" office:value="3532" calcext:value-type="float">
            <text:p>3 532</text:p>
          </table:table-cell>
          <table:table-cell office:value-type="float" office:value="79798476" calcext:value-type="float">
            <text:p>79 798 4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713.2938404106</text:p>
          </table:table-cell>
          <table:table-cell office:value-type="float" office:value="2143" calcext:value-type="float">
            <text:p>2 143</text:p>
          </table:table-cell>
          <table:table-cell office:value-type="float" office:value="25100959" calcext:value-type="float">
            <text:p>25 100 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53.4119329389</text:p>
          </table:table-cell>
          <table:table-cell office:value-type="float" office:value="2028" calcext:value-type="float">
            <text:p>2 028</text:p>
          </table:table-cell>
          <table:table-cell office:value-type="float" office:value="35597484" calcext:value-type="float">
            <text:p>35 597 484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17];[.H17];[.L17];[.P17])" office:value-type="float" office:value="12245" calcext:value-type="float">
            <text:p>12245</text:p>
          </table:table-cell>
          <table:table-cell table:formula="of:=[.T17]/[.T$34]" office:value-type="percentage" office:value="0.0139275766016713" calcext:value-type="percentage">
            <text:p>1,39%</text:p>
          </table:table-cell>
          <table:table-cell table:formula="of:=SUM([.E17];[.I17];[.M17];[.Q17])" office:value-type="float" office:value="457910047" calcext:value-type="float">
            <text:p>457910047</text:p>
          </table:table-cell>
          <table:table-cell table:formula="of:=[.V17]/[.V$34]" office:value-type="percentage" office:value="0.021275451594301" calcext:value-type="percentage">
            <text:p>2,13%</text:p>
          </table:table-cell>
          <table:table-cell/>
          <table:table-cell table:formula="of:=[.E17]/[.$V17]" office:value-type="percentage" office:value="0.693177907057366" calcext:value-type="percentage">
            <text:p>69,32%</text:p>
          </table:table-cell>
          <table:table-cell table:formula="of:=[.I17]/[.$V17]" office:value-type="percentage" office:value="0.174266707015494" calcext:value-type="percentage">
            <text:p>17,43%</text:p>
          </table:table-cell>
          <table:table-cell table:formula="of:=[.M17]/[.$V17]" office:value-type="percentage" office:value="0.0548163534835042" calcext:value-type="percentage">
            <text:p>5,48%</text:p>
          </table:table-cell>
          <table:table-cell table:formula="of:=[.Q17]/[.V17]" office:value-type="percentage" office:value="0.0777390324436363" calcext:value-type="percentage">
            <text:p>7,77%</text:p>
          </table:table-cell>
        </table:table-row>
        <table:table-row table:style-name="ro1">
          <table:table-cell/>
          <table:table-cell office:value-type="float" office:value="15750" calcext:value-type="float">
            <text:p>15750</text:p>
          </table:table-cell>
          <table:table-cell office:value-type="string" calcext:value-type="string">
            <text:p>54416.4883846154</text:p>
          </table:table-cell>
          <table:table-cell office:value-type="float" office:value="5070" calcext:value-type="float">
            <text:p>5 070</text:p>
          </table:table-cell>
          <table:table-cell office:value-type="float" office:value="275889120" calcext:value-type="float">
            <text:p>275 889 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545.62574132492</text:p>
          </table:table-cell>
          <table:table-cell office:value-type="float" office:value="7925" calcext:value-type="float">
            <text:p>7 925</text:p>
          </table:table-cell>
          <table:table-cell office:value-type="float" office:value="75644125" calcext:value-type="float">
            <text:p>75 644 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56.796875</text:p>
          </table:table-cell>
          <table:table-cell office:value-type="float" office:value="1264" calcext:value-type="float">
            <text:p>1 264</text:p>
          </table:table-cell>
          <table:table-cell office:value-type="float" office:value="26488384" calcext:value-type="float">
            <text:p>26 488 3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69.83010379501</text:p>
          </table:table-cell>
          <table:table-cell office:value-type="float" office:value="3083" calcext:value-type="float">
            <text:p>3 083</text:p>
          </table:table-cell>
          <table:table-cell office:value-type="float" office:value="16552627" calcext:value-type="float">
            <text:p>16 552 627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18];[.H18];[.L18];[.P18])" office:value-type="float" office:value="17342" calcext:value-type="float">
            <text:p>17342</text:p>
          </table:table-cell>
          <table:table-cell table:formula="of:=[.T18]/[.T$34]" office:value-type="percentage" office:value="0.0197249516885409" calcext:value-type="percentage">
            <text:p>1,97%</text:p>
          </table:table-cell>
          <table:table-cell table:formula="of:=SUM([.E18];[.I18];[.M18];[.Q18])" office:value-type="float" office:value="394574256" calcext:value-type="float">
            <text:p>394574256</text:p>
          </table:table-cell>
          <table:table-cell table:formula="of:=[.V18]/[.V$34]" office:value-type="percentage" office:value="0.0183327392331388" calcext:value-type="percentage">
            <text:p>1,83%</text:p>
          </table:table-cell>
          <table:table-cell/>
          <table:table-cell table:formula="of:=[.E18]/[.$V18]" office:value-type="percentage" office:value="0.699207096775214" calcext:value-type="percentage">
            <text:p>69,92%</text:p>
          </table:table-cell>
          <table:table-cell table:formula="of:=[.I18]/[.$V18]" office:value-type="percentage" office:value="0.191710746075639" calcext:value-type="percentage">
            <text:p>19,17%</text:p>
          </table:table-cell>
          <table:table-cell table:formula="of:=[.M18]/[.$V18]" office:value-type="percentage" office:value="0.0671315566010977" calcext:value-type="percentage">
            <text:p>6,71%</text:p>
          </table:table-cell>
          <table:table-cell table:formula="of:=[.Q18]/[.V18]" office:value-type="percentage" office:value="0.0419506005480499" calcext:value-type="percentage">
            <text:p>4,20%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string" calcext:value-type="string">
            <text:p>14337.5710186324</text:p>
          </table:table-cell>
          <table:table-cell office:value-type="float" office:value="10573" calcext:value-type="float">
            <text:p>10 573</text:p>
          </table:table-cell>
          <table:table-cell office:value-type="float" office:value="151585101" calcext:value-type="float">
            <text:p>151 585 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32.918284911</text:p>
          </table:table-cell>
          <table:table-cell office:value-type="float" office:value="10670" calcext:value-type="float">
            <text:p>10 670</text:p>
          </table:table-cell>
          <table:table-cell office:value-type="float" office:value="107041440" calcext:value-type="float">
            <text:p>107 041 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914.67599222953</text:p>
          </table:table-cell>
          <table:table-cell office:value-type="float" office:value="3346" calcext:value-type="float">
            <text:p>3 346</text:p>
          </table:table-cell>
          <table:table-cell office:value-type="float" office:value="26480244" calcext:value-type="float">
            <text:p>26 480 244</text:p>
          </table:table-cell>
          <table:table-cell office:value-type="float" office:value="5" calcext:value-type="float">
            <text:p>5</text:p>
          </table:table-cell>
          <table:table-cell office:value-type="float" office:value="16963" calcext:value-type="float">
            <text:p>16 963</text:p>
          </table:table-cell>
          <table:table-cell office:value-type="float" office:value="3255" calcext:value-type="float">
            <text:p>3 255</text:p>
          </table:table-cell>
          <table:table-cell office:value-type="float" office:value="55214565" calcext:value-type="float">
            <text:p>55 214 565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D19];[.H19];[.L19];[.P19])" office:value-type="float" office:value="27844" calcext:value-type="float">
            <text:p>27844</text:p>
          </table:table-cell>
          <table:table-cell table:formula="of:=[.T19]/[.T$34]" office:value-type="percentage" office:value="0.0316700239197171" calcext:value-type="percentage">
            <text:p>3,17%</text:p>
          </table:table-cell>
          <table:table-cell table:formula="of:=SUM([.E19];[.I19];[.M19];[.Q19])" office:value-type="float" office:value="340321350" calcext:value-type="float">
            <text:p>340321350</text:p>
          </table:table-cell>
          <table:table-cell table:formula="of:=[.V19]/[.V$34]" office:value-type="percentage" office:value="0.0158120365689031" calcext:value-type="percentage">
            <text:p>1,58%</text:p>
          </table:table-cell>
          <table:table-cell/>
          <table:table-cell table:formula="of:=[.E19]/[.$V19]" office:value-type="percentage" office:value="0.445417547268192" calcext:value-type="percentage">
            <text:p>44,54%</text:p>
          </table:table-cell>
          <table:table-cell table:formula="of:=[.I19]/[.$V19]" office:value-type="percentage" office:value="0.314530487141051" calcext:value-type="percentage">
            <text:p>31,45%</text:p>
          </table:table-cell>
          <table:table-cell table:formula="of:=[.M19]/[.$V19]" office:value-type="percentage" office:value="0.0778095291406196" calcext:value-type="percentage">
            <text:p>7,78%</text:p>
          </table:table-cell>
          <table:table-cell table:formula="of:=[.Q19]/[.V19]" office:value-type="percentage" office:value="0.162242436450138" calcext:value-type="percentage">
            <text:p>16,22%</text:p>
          </table:table-cell>
        </table:table-row>
        <table:table-row table:style-name="ro1">
          <table:table-cell/>
          <table:table-cell office:value-type="float" office:value="15743" calcext:value-type="float">
            <text:p>15743</text:p>
          </table:table-cell>
          <table:table-cell office:value-type="string" calcext:value-type="string">
            <text:p>27146.1732465116</text:p>
          </table:table-cell>
          <table:table-cell office:value-type="float" office:value="5375" calcext:value-type="float">
            <text:p>5 375</text:p>
          </table:table-cell>
          <table:table-cell office:value-type="float" office:value="145909750" calcext:value-type="float">
            <text:p>145 909 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71.74758193258</text:p>
          </table:table-cell>
          <table:table-cell office:value-type="float" office:value="10649" calcext:value-type="float">
            <text:p>10 649</text:p>
          </table:table-cell>
          <table:table-cell office:value-type="float" office:value="92337479" calcext:value-type="float">
            <text:p>92 337 4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886.3338166047</text:p>
          </table:table-cell>
          <table:table-cell office:value-type="float" office:value="1614" calcext:value-type="float">
            <text:p>1 614</text:p>
          </table:table-cell>
          <table:table-cell office:value-type="float" office:value="46622004" calcext:value-type="float">
            <text:p>46 622 0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80.4632181168</text:p>
          </table:table-cell>
          <table:table-cell office:value-type="float" office:value="1678" calcext:value-type="float">
            <text:p>1 678</text:p>
          </table:table-cell>
          <table:table-cell office:value-type="float" office:value="31009440" calcext:value-type="float">
            <text:p>31 009 44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20];[.H20];[.L20];[.P20])" office:value-type="float" office:value="19316" calcext:value-type="float">
            <text:p>19316</text:p>
          </table:table-cell>
          <table:table-cell table:formula="of:=[.T20]/[.T$34]" office:value-type="percentage" office:value="0.0219701976021138" calcext:value-type="percentage">
            <text:p>2,20%</text:p>
          </table:table-cell>
          <table:table-cell table:formula="of:=SUM([.E20];[.I20];[.M20];[.Q20])" office:value-type="float" office:value="315878673" calcext:value-type="float">
            <text:p>315878673</text:p>
          </table:table-cell>
          <table:table-cell table:formula="of:=[.V20]/[.V$34]" office:value-type="percentage" office:value="0.0146763790423745" calcext:value-type="percentage">
            <text:p>1,47%</text:p>
          </table:table-cell>
          <table:table-cell/>
          <table:table-cell table:formula="of:=[.E20]/[.$V20]" office:value-type="percentage" office:value="0.461917066493438" calcext:value-type="percentage">
            <text:p>46,19%</text:p>
          </table:table-cell>
          <table:table-cell table:formula="of:=[.I20]/[.$V20]" office:value-type="percentage" office:value="0.292319446966906" calcext:value-type="percentage">
            <text:p>29,23%</text:p>
          </table:table-cell>
          <table:table-cell table:formula="of:=[.M20]/[.$V20]" office:value-type="percentage" office:value="0.147594655749361" calcext:value-type="percentage">
            <text:p>14,76%</text:p>
          </table:table-cell>
          <table:table-cell table:formula="of:=[.Q20]/[.V20]" office:value-type="percentage" office:value="0.0981688307902952" calcext:value-type="percentage">
            <text:p>9,82%</text:p>
          </table:table-cell>
        </table:table-row>
        <table:table-row table:style-name="ro1">
          <table:table-cell/>
          <table:table-cell office:value-type="float" office:value="423923" calcext:value-type="float">
            <text:p>423923</text:p>
          </table:table-cell>
          <table:table-cell office:value-type="string" calcext:value-type="string">
            <text:p>17188.9124838766</text:p>
          </table:table-cell>
          <table:table-cell office:value-type="float" office:value="5737" calcext:value-type="float">
            <text:p>5 737</text:p>
          </table:table-cell>
          <table:table-cell office:value-type="float" office:value="98607556" calcext:value-type="float">
            <text:p>98 607 5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26.55</text:p>
          </table:table-cell>
          <table:table-cell office:value-type="float" office:value="16504" calcext:value-type="float">
            <text:p>16 504</text:p>
          </table:table-cell>
          <table:table-cell office:value-type="float" office:value="109355504" calcext:value-type="float">
            <text:p>109 355 5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551.46</text:p>
          </table:table-cell>
          <table:table-cell office:value-type="float" office:value="2745" calcext:value-type="float">
            <text:p>2 745</text:p>
          </table:table-cell>
          <table:table-cell office:value-type="float" office:value="45432495" calcext:value-type="float">
            <text:p>45 432 4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45.24493296889</text:p>
          </table:table-cell>
          <table:table-cell office:value-type="float" office:value="7683" calcext:value-type="float">
            <text:p>7 683</text:p>
          </table:table-cell>
          <table:table-cell office:value-type="float" office:value="33382635" calcext:value-type="float">
            <text:p>33 382 635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21];[.H21];[.L21];[.P21])" office:value-type="float" office:value="32669" calcext:value-type="float">
            <text:p>32669</text:p>
          </table:table-cell>
          <table:table-cell table:formula="of:=[.T21]/[.T$34]" office:value-type="percentage" office:value="0.037158023683136" calcext:value-type="percentage">
            <text:p>3,72%</text:p>
          </table:table-cell>
          <table:table-cell table:formula="of:=SUM([.E21];[.I21];[.M21];[.Q21])" office:value-type="float" office:value="286778190" calcext:value-type="float">
            <text:p>286778190</text:p>
          </table:table-cell>
          <table:table-cell table:formula="of:=[.V21]/[.V$34]" office:value-type="percentage" office:value="0.0133243101775538" calcext:value-type="percentage">
            <text:p>1,33%</text:p>
          </table:table-cell>
          <table:table-cell/>
          <table:table-cell table:formula="of:=[.E21]/[.$V21]" office:value-type="percentage" office:value="0.343846078392503" calcext:value-type="percentage">
            <text:p>34,38%</text:p>
          </table:table-cell>
          <table:table-cell table:formula="of:=[.I21]/[.$V21]" office:value-type="percentage" office:value="0.381324339901859" calcext:value-type="percentage">
            <text:p>38,13%</text:p>
          </table:table-cell>
          <table:table-cell table:formula="of:=[.M21]/[.$V21]" office:value-type="percentage" office:value="0.158423815283861" calcext:value-type="percentage">
            <text:p>15,84%</text:p>
          </table:table-cell>
          <table:table-cell table:formula="of:=[.Q21]/[.V21]" office:value-type="percentage" office:value="0.116405766421777" calcext:value-type="percentage">
            <text:p>11,64%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20701.0459256768</text:p>
          </table:table-cell>
          <table:table-cell office:value-type="float" office:value="5947" calcext:value-type="float">
            <text:p>5 947</text:p>
          </table:table-cell>
          <table:table-cell office:value-type="float" office:value="123108847" calcext:value-type="float">
            <text:p>123 108 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567.9259439708</text:p>
          </table:table-cell>
          <table:table-cell office:value-type="float" office:value="5747" calcext:value-type="float">
            <text:p>5 747</text:p>
          </table:table-cell>
          <table:table-cell office:value-type="float" office:value="83716549" calcext:value-type="float">
            <text:p>83 716 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666.0019277108</text:p>
          </table:table-cell>
          <table:table-cell office:value-type="float" office:value="747" calcext:value-type="float">
            <text:p>747</text:p>
          </table:table-cell>
          <table:table-cell office:value-type="float" office:value="26642502" calcext:value-type="float">
            <text:p>26 642 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079.6131675548</text:p>
          </table:table-cell>
          <table:table-cell office:value-type="float" office:value="1689" calcext:value-type="float">
            <text:p>1 689</text:p>
          </table:table-cell>
          <table:table-cell office:value-type="float" office:value="50803431" calcext:value-type="float">
            <text:p>50 803 431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22];[.H22];[.L22];[.P22])" office:value-type="float" office:value="14130" calcext:value-type="float">
            <text:p>14130</text:p>
          </table:table-cell>
          <table:table-cell table:formula="of:=[.T22]/[.T$34]" office:value-type="percentage" office:value="0.0160715930895562" calcext:value-type="percentage">
            <text:p>1,61%</text:p>
          </table:table-cell>
          <table:table-cell table:formula="of:=SUM([.E22];[.I22];[.M22];[.Q22])" office:value-type="float" office:value="284271329" calcext:value-type="float">
            <text:p>284271329</text:p>
          </table:table-cell>
          <table:table-cell table:formula="of:=[.V22]/[.V$34]" office:value-type="percentage" office:value="0.0132078362102134" calcext:value-type="percentage">
            <text:p>1,32%</text:p>
          </table:table-cell>
          <table:table-cell/>
          <table:table-cell table:formula="of:=[.E22]/[.$V22]" office:value-type="percentage" office:value="0.433068109376588" calcext:value-type="percentage">
            <text:p>43,31%</text:p>
          </table:table-cell>
          <table:table-cell table:formula="of:=[.I22]/[.$V22]" office:value-type="percentage" office:value="0.294495225017926" calcext:value-type="percentage">
            <text:p>29,45%</text:p>
          </table:table-cell>
          <table:table-cell table:formula="of:=[.M22]/[.$V22]" office:value-type="percentage" office:value="0.0937220861974441" calcext:value-type="percentage">
            <text:p>9,37%</text:p>
          </table:table-cell>
          <table:table-cell table:formula="of:=[.Q22]/[.V22]" office:value-type="percentage" office:value="0.178714579408042" calcext:value-type="percentage">
            <text:p>17,87%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string" calcext:value-type="string">
            <text:p>15784.5275139454</text:p>
          </table:table-cell>
          <table:table-cell office:value-type="float" office:value="6633" calcext:value-type="float">
            <text:p>6 633</text:p>
          </table:table-cell>
          <table:table-cell office:value-type="float" office:value="104695272" calcext:value-type="float">
            <text:p>104 695 2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982.97067017083</text:p>
          </table:table-cell>
          <table:table-cell office:value-type="float" office:value="15220" calcext:value-type="float">
            <text:p>15 220</text:p>
          </table:table-cell>
          <table:table-cell office:value-type="float" office:value="106266040" calcext:value-type="float">
            <text:p>106 266 0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389.03154387264</text:p>
          </table:table-cell>
          <table:table-cell office:value-type="float" office:value="2701" calcext:value-type="float">
            <text:p>2 701</text:p>
          </table:table-cell>
          <table:table-cell office:value-type="float" office:value="25359689" calcext:value-type="float">
            <text:p>25 359 6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828.65289353031</text:p>
          </table:table-cell>
          <table:table-cell office:value-type="float" office:value="3926" calcext:value-type="float">
            <text:p>3 926</text:p>
          </table:table-cell>
          <table:table-cell office:value-type="float" office:value="38584728" calcext:value-type="float">
            <text:p>38 584 728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23];[.H23];[.L23];[.P23])" office:value-type="float" office:value="28480" calcext:value-type="float">
            <text:p>28480</text:p>
          </table:table-cell>
          <table:table-cell table:formula="of:=[.T23]/[.T$34]" office:value-type="percentage" office:value="0.0323934162201387" calcext:value-type="percentage">
            <text:p>3,24%</text:p>
          </table:table-cell>
          <table:table-cell table:formula="of:=SUM([.E23];[.I23];[.M23];[.Q23])" office:value-type="float" office:value="274905729" calcext:value-type="float">
            <text:p>274905729</text:p>
          </table:table-cell>
          <table:table-cell table:formula="of:=[.V23]/[.V$34]" office:value-type="percentage" office:value="0.0127726909873535" calcext:value-type="percentage">
            <text:p>1,28%</text:p>
          </table:table-cell>
          <table:table-cell/>
          <table:table-cell table:formula="of:=[.E23]/[.$V23]" office:value-type="percentage" office:value="0.380840633554057" calcext:value-type="percentage">
            <text:p>38,08%</text:p>
          </table:table-cell>
          <table:table-cell table:formula="of:=[.I23]/[.$V23]" office:value-type="percentage" office:value="0.38655447591636" calcext:value-type="percentage">
            <text:p>38,66%</text:p>
          </table:table-cell>
          <table:table-cell table:formula="of:=[.M23]/[.$V23]" office:value-type="percentage" office:value="0.0922486740900187" calcext:value-type="percentage">
            <text:p>9,22%</text:p>
          </table:table-cell>
          <table:table-cell table:formula="of:=[.Q23]/[.V23]" office:value-type="percentage" office:value="0.140356216439564" calcext:value-type="percentage">
            <text:p>14,04%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string" calcext:value-type="string">
            <text:p>36815.1969562576</text:p>
          </table:table-cell>
          <table:table-cell office:value-type="float" office:value="3292" calcext:value-type="float">
            <text:p>3 292</text:p>
          </table:table-cell>
          <table:table-cell office:value-type="float" office:value="121194980" calcext:value-type="float">
            <text:p>121 194 9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01.2883419307</text:p>
          </table:table-cell>
          <table:table-cell office:value-type="float" office:value="6785" calcext:value-type="float">
            <text:p>6 785</text:p>
          </table:table-cell>
          <table:table-cell office:value-type="float" office:value="97032285" calcext:value-type="float">
            <text:p>97 032 2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31.5621345708</text:p>
          </table:table-cell>
          <table:table-cell office:value-type="float" office:value="1724" calcext:value-type="float">
            <text:p>1 724</text:p>
          </table:table-cell>
          <table:table-cell office:value-type="float" office:value="30223444" calcext:value-type="float">
            <text:p>30 223 4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805.9546441948</text:p>
          </table:table-cell>
          <table:table-cell office:value-type="float" office:value="1602" calcext:value-type="float">
            <text:p>1 602</text:p>
          </table:table-cell>
          <table:table-cell office:value-type="float" office:value="22115610" calcext:value-type="float">
            <text:p>22 115 61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24];[.H24];[.L24];[.P24])" office:value-type="float" office:value="13403" calcext:value-type="float">
            <text:p>13403</text:p>
          </table:table-cell>
          <table:table-cell table:formula="of:=[.T24]/[.T$34]" office:value-type="percentage" office:value="0.0152446965448918" calcext:value-type="percentage">
            <text:p>1,52%</text:p>
          </table:table-cell>
          <table:table-cell table:formula="of:=SUM([.E24];[.I24];[.M24];[.Q24])" office:value-type="float" office:value="270566319" calcext:value-type="float">
            <text:p>270566319</text:p>
          </table:table-cell>
          <table:table-cell table:formula="of:=[.V24]/[.V$34]" office:value-type="percentage" office:value="0.0125710729883433" calcext:value-type="percentage">
            <text:p>1,26%</text:p>
          </table:table-cell>
          <table:table-cell/>
          <table:table-cell table:formula="of:=[.E24]/[.$V24]" office:value-type="percentage" office:value="0.447930771457182" calcext:value-type="percentage">
            <text:p>44,79%</text:p>
          </table:table-cell>
          <table:table-cell table:formula="of:=[.I24]/[.$V24]" office:value-type="percentage" office:value="0.358626621963246" calcext:value-type="percentage">
            <text:p>35,86%</text:p>
          </table:table-cell>
          <table:table-cell table:formula="of:=[.M24]/[.$V24]" office:value-type="percentage" office:value="0.111704384018323" calcext:value-type="percentage">
            <text:p>11,17%</text:p>
          </table:table-cell>
          <table:table-cell table:formula="of:=[.Q24]/[.V24]" office:value-type="percentage" office:value="0.0817382225612494" calcext:value-type="percentage">
            <text:p>8,17%</text:p>
          </table:table-cell>
        </table:table-row>
        <table:table-row table:style-name="ro1">
          <table:table-cell/>
          <table:table-cell office:value-type="float" office:value="373201" calcext:value-type="float">
            <text:p>373201</text:p>
          </table:table-cell>
          <table:table-cell office:value-type="string" calcext:value-type="string">
            <text:p>15980.3904161712</text:p>
          </table:table-cell>
          <table:table-cell office:value-type="float" office:value="6728" calcext:value-type="float">
            <text:p>6 728</text:p>
          </table:table-cell>
          <table:table-cell office:value-type="float" office:value="107513440" calcext:value-type="float">
            <text:p>107 513 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08.4451126408</text:p>
          </table:table-cell>
          <table:table-cell office:value-type="float" office:value="6392" calcext:value-type="float">
            <text:p>6 392</text:p>
          </table:table-cell>
          <table:table-cell office:value-type="float" office:value="115746336" calcext:value-type="float">
            <text:p>115 746 3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747.91294387171</text:p>
          </table:table-cell>
          <table:table-cell office:value-type="float" office:value="2619" calcext:value-type="float">
            <text:p>2 619</text:p>
          </table:table-cell>
          <table:table-cell office:value-type="float" office:value="25527393" calcext:value-type="float">
            <text:p>25 527 3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36.4038878363</text:p>
          </table:table-cell>
          <table:table-cell office:value-type="float" office:value="5278" calcext:value-type="float">
            <text:p>5 278</text:p>
          </table:table-cell>
          <table:table-cell office:value-type="float" office:value="20774208" calcext:value-type="float">
            <text:p>20 774 208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25];[.H25];[.L25];[.P25])" office:value-type="float" office:value="21017" calcext:value-type="float">
            <text:p>21017</text:p>
          </table:table-cell>
          <table:table-cell table:formula="of:=[.T25]/[.T$34]" office:value-type="percentage" office:value="0.0239049307829584" calcext:value-type="percentage">
            <text:p>2,39%</text:p>
          </table:table-cell>
          <table:table-cell table:formula="of:=SUM([.E25];[.I25];[.M25];[.Q25])" office:value-type="float" office:value="269561377" calcext:value-type="float">
            <text:p>269561377</text:p>
          </table:table-cell>
          <table:table-cell table:formula="of:=[.V25]/[.V$34]" office:value-type="percentage" office:value="0.012524381296348" calcext:value-type="percentage">
            <text:p>1,25%</text:p>
          </table:table-cell>
          <table:table-cell/>
          <table:table-cell table:formula="of:=[.E25]/[.$V25]" office:value-type="percentage" office:value="0.398845862847777" calcext:value-type="percentage">
            <text:p>39,88%</text:p>
          </table:table-cell>
          <table:table-cell table:formula="of:=[.I25]/[.$V25]" office:value-type="percentage" office:value="0.429387686352411" calcext:value-type="percentage">
            <text:p>42,94%</text:p>
          </table:table-cell>
          <table:table-cell table:formula="of:=[.M25]/[.$V25]" office:value-type="percentage" office:value="0.0946997425376707" calcext:value-type="percentage">
            <text:p>9,47%</text:p>
          </table:table-cell>
          <table:table-cell table:formula="of:=[.Q25]/[.V25]" office:value-type="percentage" office:value="0.077066708262141" calcext:value-type="percentage">
            <text:p>7,71%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30614.4146357616</text:p>
          </table:table-cell>
          <table:table-cell office:value-type="float" office:value="4077" calcext:value-type="float">
            <text:p>4 077</text:p>
          </table:table-cell>
          <table:table-cell office:value-type="float" office:value="124813278" calcext:value-type="float">
            <text:p>124 813 2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56.0027513446</text:p>
          </table:table-cell>
          <table:table-cell office:value-type="float" office:value="7251" calcext:value-type="float">
            <text:p>7 251</text:p>
          </table:table-cell>
          <table:table-cell office:value-type="float" office:value="92493756" calcext:value-type="float">
            <text:p>92 493 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384.0126075949</text:p>
          </table:table-cell>
          <table:table-cell office:value-type="float" office:value="1975" calcext:value-type="float">
            <text:p>1 975</text:p>
          </table:table-cell>
          <table:table-cell office:value-type="float" office:value="26433400" calcext:value-type="float">
            <text:p>26 433 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37.23592592593</text:p>
          </table:table-cell>
          <table:table-cell office:value-type="float" office:value="2160" calcext:value-type="float">
            <text:p>2 160</text:p>
          </table:table-cell>
          <table:table-cell office:value-type="float" office:value="18655920" calcext:value-type="float">
            <text:p>18 655 92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26];[.H26];[.L26];[.P26])" office:value-type="float" office:value="15463" calcext:value-type="float">
            <text:p>15463</text:p>
          </table:table-cell>
          <table:table-cell table:formula="of:=[.T26]/[.T$34]" office:value-type="percentage" office:value="0.0175877596563204" calcext:value-type="percentage">
            <text:p>1,76%</text:p>
          </table:table-cell>
          <table:table-cell table:formula="of:=SUM([.E26];[.I26];[.M26];[.Q26])" office:value-type="float" office:value="262396354" calcext:value-type="float">
            <text:p>262396354</text:p>
          </table:table-cell>
          <table:table-cell table:formula="of:=[.V26]/[.V$34]" office:value-type="percentage" office:value="0.0121914794502163" calcext:value-type="percentage">
            <text:p>1,22%</text:p>
          </table:table-cell>
          <table:table-cell/>
          <table:table-cell table:formula="of:=[.E26]/[.$V26]" office:value-type="percentage" office:value="0.475666967537209" calcext:value-type="percentage">
            <text:p>47,57%</text:p>
          </table:table-cell>
          <table:table-cell table:formula="of:=[.I26]/[.$V26]" office:value-type="percentage" office:value="0.352496346042979" calcext:value-type="percentage">
            <text:p>35,25%</text:p>
          </table:table-cell>
          <table:table-cell table:formula="of:=[.M26]/[.$V26]" office:value-type="percentage" office:value="0.100738442425157" calcext:value-type="percentage">
            <text:p>10,07%</text:p>
          </table:table-cell>
          <table:table-cell table:formula="of:=[.Q26]/[.V26]" office:value-type="percentage" office:value="0.0710982439946555" calcext:value-type="percentage">
            <text:p>7,11%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string" calcext:value-type="string">
            <text:p>51355.6226643836</text:p>
          </table:table-cell>
          <table:table-cell office:value-type="float" office:value="2920" calcext:value-type="float">
            <text:p>2 920</text:p>
          </table:table-cell>
          <table:table-cell office:value-type="float" office:value="149956600" calcext:value-type="float">
            <text:p>149 956 6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56.7221506227</text:p>
          </table:table-cell>
          <table:table-cell office:value-type="float" office:value="5059" calcext:value-type="float">
            <text:p>5 059</text:p>
          </table:table-cell>
          <table:table-cell office:value-type="float" office:value="50873304" calcext:value-type="float">
            <text:p>50 873 3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644.339850587</text:p>
          </table:table-cell>
          <table:table-cell office:value-type="float" office:value="937" calcext:value-type="float">
            <text:p>937</text:p>
          </table:table-cell>
          <table:table-cell office:value-type="float" office:value="28713428" calcext:value-type="float">
            <text:p>28 713 4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11.4670061728</text:p>
          </table:table-cell>
          <table:table-cell office:value-type="float" office:value="1944" calcext:value-type="float">
            <text:p>1 944</text:p>
          </table:table-cell>
          <table:table-cell office:value-type="float" office:value="24710184" calcext:value-type="float">
            <text:p>24 710 184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27];[.H27];[.L27];[.P27])" office:value-type="float" office:value="10860" calcext:value-type="float">
            <text:p>10860</text:p>
          </table:table-cell>
          <table:table-cell table:formula="of:=[.T27]/[.T$34]" office:value-type="percentage" office:value="0.0123522647524827" calcext:value-type="percentage">
            <text:p>1,24%</text:p>
          </table:table-cell>
          <table:table-cell table:formula="of:=SUM([.E27];[.I27];[.M27];[.Q27])" office:value-type="float" office:value="254253516" calcext:value-type="float">
            <text:p>254253516</text:p>
          </table:table-cell>
          <table:table-cell table:formula="of:=[.V27]/[.V$34]" office:value-type="percentage" office:value="0.0118131462888361" calcext:value-type="percentage">
            <text:p>1,18%</text:p>
          </table:table-cell>
          <table:table-cell/>
          <table:table-cell table:formula="of:=[.E27]/[.$V27]" office:value-type="percentage" office:value="0.589791647168411" calcext:value-type="percentage">
            <text:p>58,98%</text:p>
          </table:table-cell>
          <table:table-cell table:formula="of:=[.I27]/[.$V27]" office:value-type="percentage" office:value="0.200088890806135" calcext:value-type="percentage">
            <text:p>20,01%</text:p>
          </table:table-cell>
          <table:table-cell table:formula="of:=[.M27]/[.$V27]" office:value-type="percentage" office:value="0.112932275044723" calcext:value-type="percentage">
            <text:p>11,29%</text:p>
          </table:table-cell>
          <table:table-cell table:formula="of:=[.Q27]/[.V27]" office:value-type="percentage" office:value="0.0971871869807299" calcext:value-type="percentage">
            <text:p>9,72%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string" calcext:value-type="string">
            <text:p>8567.55923546157</text:p>
          </table:table-cell>
          <table:table-cell office:value-type="float" office:value="12295" calcext:value-type="float">
            <text:p>12 295</text:p>
          </table:table-cell>
          <table:table-cell office:value-type="float" office:value="105331265" calcext:value-type="float">
            <text:p>105 331 2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66.21151752136</text:p>
          </table:table-cell>
          <table:table-cell office:value-type="float" office:value="40151" calcext:value-type="float">
            <text:p>40 151</text:p>
          </table:table-cell>
          <table:table-cell office:value-type="float" office:value="42800966" calcext:value-type="float">
            <text:p>42 800 9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385.74280898876</text:p>
          </table:table-cell>
          <table:table-cell office:value-type="float" office:value="5340" calcext:value-type="float">
            <text:p>5 340</text:p>
          </table:table-cell>
          <table:table-cell office:value-type="float" office:value="44775900" calcext:value-type="float">
            <text:p>44 775 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43.42214076906</text:p>
          </table:table-cell>
          <table:table-cell office:value-type="float" office:value="8894" calcext:value-type="float">
            <text:p>8 894</text:p>
          </table:table-cell>
          <table:table-cell office:value-type="float" office:value="25285642" calcext:value-type="float">
            <text:p>25 285 64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28];[.H28];[.L28];[.P28])" office:value-type="float" office:value="66680" calcext:value-type="float">
            <text:p>66680</text:p>
          </table:table-cell>
          <table:table-cell table:formula="of:=[.T28]/[.T$34]" office:value-type="percentage" office:value="0.0758424506165327" calcext:value-type="percentage">
            <text:p>7,58%</text:p>
          </table:table-cell>
          <table:table-cell table:formula="of:=SUM([.E28];[.I28];[.M28];[.Q28])" office:value-type="float" office:value="218193773" calcext:value-type="float">
            <text:p>218193773</text:p>
          </table:table-cell>
          <table:table-cell table:formula="of:=[.V28]/[.V$34]" office:value-type="percentage" office:value="0.0101377357541128" calcext:value-type="percentage">
            <text:p>1,01%</text:p>
          </table:table-cell>
          <table:table-cell/>
          <table:table-cell table:formula="of:=[.E28]/[.$V28]" office:value-type="percentage" office:value="0.482741847082868" calcext:value-type="percentage">
            <text:p>48,27%</text:p>
          </table:table-cell>
          <table:table-cell table:formula="of:=[.I28]/[.$V28]" office:value-type="percentage" office:value="0.196160345969177" calcext:value-type="percentage">
            <text:p>19,62%</text:p>
          </table:table-cell>
          <table:table-cell table:formula="of:=[.M28]/[.$V28]" office:value-type="percentage" office:value="0.205211630856211" calcext:value-type="percentage">
            <text:p>20,52%</text:p>
          </table:table-cell>
          <table:table-cell table:formula="of:=[.Q28]/[.V28]" office:value-type="percentage" office:value="0.115886176091744" calcext:value-type="percentage">
            <text:p>11,59%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18322.6573093043</text:p>
          </table:table-cell>
          <table:table-cell office:value-type="float" office:value="4772" calcext:value-type="float">
            <text:p>4 772</text:p>
          </table:table-cell>
          <table:table-cell office:value-type="float" office:value="87432584" calcext:value-type="float">
            <text:p>87 432 5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49.4555361475</text:p>
          </table:table-cell>
          <table:table-cell office:value-type="float" office:value="16488" calcext:value-type="float">
            <text:p>16 488</text:p>
          </table:table-cell>
          <table:table-cell office:value-type="float" office:value="60164712" calcext:value-type="float">
            <text:p>60 164 7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981.3305963123</text:p>
          </table:table-cell>
          <table:table-cell office:value-type="float" office:value="2549" calcext:value-type="float">
            <text:p>2 549</text:p>
          </table:table-cell>
          <table:table-cell office:value-type="float" office:value="30539569" calcext:value-type="float">
            <text:p>30 539 5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724.31315531001</text:p>
          </table:table-cell>
          <table:table-cell office:value-type="float" office:value="4887" calcext:value-type="float">
            <text:p>4 887</text:p>
          </table:table-cell>
          <table:table-cell office:value-type="float" office:value="27973188" calcext:value-type="float">
            <text:p>27 973 188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29];[.H29];[.L29];[.P29])" office:value-type="float" office:value="28696" calcext:value-type="float">
            <text:p>28696</text:p>
          </table:table-cell>
          <table:table-cell table:formula="of:=[.T29]/[.T$34]" office:value-type="percentage" office:value="0.0326390966240555" calcext:value-type="percentage">
            <text:p>3,26%</text:p>
          </table:table-cell>
          <table:table-cell table:formula="of:=SUM([.E29];[.I29];[.M29];[.Q29])" office:value-type="float" office:value="206110053" calcext:value-type="float">
            <text:p>206110053</text:p>
          </table:table-cell>
          <table:table-cell table:formula="of:=[.V29]/[.V$34]" office:value-type="percentage" office:value="0.00957630103211146" calcext:value-type="percentage">
            <text:p>0,96%</text:p>
          </table:table-cell>
          <table:table-cell/>
          <table:table-cell table:formula="of:=[.E29]/[.$V29]" office:value-type="percentage" office:value="0.424203393902383" calcext:value-type="percentage">
            <text:p>42,42%</text:p>
          </table:table-cell>
          <table:table-cell table:formula="of:=[.I29]/[.$V29]" office:value-type="percentage" office:value="0.29190576162726" calcext:value-type="percentage">
            <text:p>29,19%</text:p>
          </table:table-cell>
          <table:table-cell table:formula="of:=[.M29]/[.$V29]" office:value-type="percentage" office:value="0.148171176298713" calcext:value-type="percentage">
            <text:p>14,82%</text:p>
          </table:table-cell>
          <table:table-cell table:formula="of:=[.Q29]/[.V29]" office:value-type="percentage" office:value="0.135719668171644" calcext:value-type="percentage">
            <text:p>13,57%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21000" calcext:value-type="float">
            <text:p>21 000</text:p>
          </table:table-cell>
          <table:table-cell office:value-type="float" office:value="4740" calcext:value-type="float">
            <text:p>4 740</text:p>
          </table:table-cell>
          <table:table-cell office:value-type="float" office:value="99540000" calcext:value-type="float">
            <text:p>99 540 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42.39086491306</text:p>
          </table:table-cell>
          <table:table-cell office:value-type="float" office:value="13458" calcext:value-type="float">
            <text:p>13 458</text:p>
          </table:table-cell>
          <table:table-cell office:value-type="float" office:value="46322436" calcext:value-type="float">
            <text:p>46 322 4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58.21201583435</text:p>
          </table:table-cell>
          <table:table-cell office:value-type="float" office:value="6568" calcext:value-type="float">
            <text:p>6 568</text:p>
          </table:table-cell>
          <table:table-cell office:value-type="float" office:value="41759344" calcext:value-type="float">
            <text:p>41 759 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699.48637712789</text:p>
          </table:table-cell>
          <table:table-cell office:value-type="float" office:value="2291" calcext:value-type="float">
            <text:p>2 291</text:p>
          </table:table-cell>
          <table:table-cell office:value-type="float" office:value="17638409" calcext:value-type="float">
            <text:p>17 638 409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30];[.H30];[.L30];[.P30])" office:value-type="float" office:value="27057" calcext:value-type="float">
            <text:p>27057</text:p>
          </table:table-cell>
          <table:table-cell table:formula="of:=[.T30]/[.T$34]" office:value-type="percentage" office:value="0.0307748828184092" calcext:value-type="percentage">
            <text:p>3,08%</text:p>
          </table:table-cell>
          <table:table-cell table:formula="of:=SUM([.E30];[.I30];[.M30];[.Q30])" office:value-type="float" office:value="205260189" calcext:value-type="float">
            <text:p>205260189</text:p>
          </table:table-cell>
          <table:table-cell table:formula="of:=[.V30]/[.V$34]" office:value-type="percentage" office:value="0.00953681458600223" calcext:value-type="percentage">
            <text:p>0,95%</text:p>
          </table:table-cell>
          <table:table-cell/>
          <table:table-cell table:formula="of:=[.E30]/[.$V30]" office:value-type="percentage" office:value="0.484945475715215" calcext:value-type="percentage">
            <text:p>48,49%</text:p>
          </table:table-cell>
          <table:table-cell table:formula="of:=[.I30]/[.$V30]" office:value-type="percentage" office:value="0.225676670306486" calcext:value-type="percentage">
            <text:p>22,57%</text:p>
          </table:table-cell>
          <table:table-cell table:formula="of:=[.M30]/[.$V30]" office:value-type="percentage" office:value="0.203445900558924" calcext:value-type="percentage">
            <text:p>20,34%</text:p>
          </table:table-cell>
          <table:table-cell table:formula="of:=[.Q30]/[.V30]" office:value-type="percentage" office:value="0.0859319534193745" calcext:value-type="percentage">
            <text:p>8,59%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string" calcext:value-type="string">
            <text:p>12783.3570266606</text:p>
          </table:table-cell>
          <table:table-cell office:value-type="float" office:value="6639" calcext:value-type="float">
            <text:p>6 639</text:p>
          </table:table-cell>
          <table:table-cell office:value-type="float" office:value="84866337" calcext:value-type="float">
            <text:p>84 866 3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32.86607332653</text:p>
          </table:table-cell>
          <table:table-cell office:value-type="float" office:value="18629" calcext:value-type="float">
            <text:p>18 629</text:p>
          </table:table-cell>
          <table:table-cell office:value-type="float" office:value="67660528" calcext:value-type="float">
            <text:p>67 660 5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715.45632409382</text:p>
          </table:table-cell>
          <table:table-cell office:value-type="float" office:value="2345" calcext:value-type="float">
            <text:p>2 345</text:p>
          </table:table-cell>
          <table:table-cell office:value-type="float" office:value="22781675" calcext:value-type="float">
            <text:p>22 781 6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25.59371785628</text:p>
          </table:table-cell>
          <table:table-cell office:value-type="float" office:value="4161" calcext:value-type="float">
            <text:p>4 161</text:p>
          </table:table-cell>
          <table:table-cell office:value-type="float" office:value="21741225" calcext:value-type="float">
            <text:p>21 741 225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31];[.H31];[.L31];[.P31])" office:value-type="float" office:value="31774" calcext:value-type="float">
            <text:p>31774</text:p>
          </table:table-cell>
          <table:table-cell table:formula="of:=[.T31]/[.T$34]" office:value-type="percentage" office:value="0.0361400423798697" calcext:value-type="percentage">
            <text:p>3,61%</text:p>
          </table:table-cell>
          <table:table-cell table:formula="of:=SUM([.E31];[.I31];[.M31];[.Q31])" office:value-type="float" office:value="197049765" calcext:value-type="float">
            <text:p>197049765</text:p>
          </table:table-cell>
          <table:table-cell table:formula="of:=[.V31]/[.V$34]" office:value-type="percentage" office:value="0.0091553412387256" calcext:value-type="percentage">
            <text:p>0,92%</text:p>
          </table:table-cell>
          <table:table-cell/>
          <table:table-cell table:formula="of:=[.E31]/[.$V31]" office:value-type="percentage" office:value="0.430684791732687" calcext:value-type="percentage">
            <text:p>43,07%</text:p>
          </table:table-cell>
          <table:table-cell table:formula="of:=[.I31]/[.$V31]" office:value-type="percentage" office:value="0.343367717287052" calcext:value-type="percentage">
            <text:p>34,34%</text:p>
          </table:table-cell>
          <table:table-cell table:formula="of:=[.M31]/[.$V31]" office:value-type="percentage" office:value="0.115613814611756" calcext:value-type="percentage">
            <text:p>11,56%</text:p>
          </table:table-cell>
          <table:table-cell table:formula="of:=[.Q31]/[.V31]" office:value-type="percentage" office:value="0.110333676368505" calcext:value-type="percentage">
            <text:p>11,03%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12505.4476500468</text:p>
          </table:table-cell>
          <table:table-cell office:value-type="float" office:value="7481" calcext:value-type="float">
            <text:p>7 481</text:p>
          </table:table-cell>
          <table:table-cell office:value-type="float" office:value="93549905" calcext:value-type="float">
            <text:p>93 549 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0.43220653133</text:p>
          </table:table-cell>
          <table:table-cell office:value-type="float" office:value="28325" calcext:value-type="float">
            <text:p>28 325</text:p>
          </table:table-cell>
          <table:table-cell office:value-type="float" office:value="45603250" calcext:value-type="float">
            <text:p>45 603 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961.48578769057</text:p>
          </table:table-cell>
          <table:table-cell office:value-type="float" office:value="3542" calcext:value-type="float">
            <text:p>3 542</text:p>
          </table:table-cell>
          <table:table-cell office:value-type="float" office:value="28197862" calcext:value-type="float">
            <text:p>28 197 8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60.20370466321</text:p>
          </table:table-cell>
          <table:table-cell office:value-type="float" office:value="6176" calcext:value-type="float">
            <text:p>6 176</text:p>
          </table:table-cell>
          <table:table-cell office:value-type="float" office:value="25692160" calcext:value-type="float">
            <text:p>25 692 16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32];[.H32];[.L32];[.P32])" office:value-type="float" office:value="45524" calcext:value-type="float">
            <text:p>45524</text:p>
          </table:table-cell>
          <table:table-cell table:formula="of:=[.T32]/[.T$34]" office:value-type="percentage" office:value="0.0517794199440167" calcext:value-type="percentage">
            <text:p>5,18%</text:p>
          </table:table-cell>
          <table:table-cell table:formula="of:=SUM([.E32];[.I32];[.M32];[.Q32])" office:value-type="float" office:value="193043177" calcext:value-type="float">
            <text:p>193043177</text:p>
          </table:table-cell>
          <table:table-cell table:formula="of:=[.V32]/[.V$34]" office:value-type="percentage" office:value="0.00896918684091151" calcext:value-type="percentage">
            <text:p>0,90%</text:p>
          </table:table-cell>
          <table:table-cell/>
          <table:table-cell table:formula="of:=[.E32]/[.$V32]" office:value-type="percentage" office:value="0.484606120008064" calcext:value-type="percentage">
            <text:p>48,46%</text:p>
          </table:table-cell>
          <table:table-cell table:formula="of:=[.I32]/[.$V32]" office:value-type="percentage" office:value="0.236233420464273" calcext:value-type="percentage">
            <text:p>23,62%</text:p>
          </table:table-cell>
          <table:table-cell table:formula="of:=[.M32]/[.$V32]" office:value-type="percentage" office:value="0.146070233810957" calcext:value-type="percentage">
            <text:p>14,61%</text:p>
          </table:table-cell>
          <table:table-cell table:formula="of:=[.Q32]/[.V32]" office:value-type="percentage" office:value="0.133090225716706" calcext:value-type="percentage">
            <text:p>13,31%</text:p>
          </table:table-cell>
        </table:table-row>
        <table:table-row table:style-name="ro1">
          <table:table-cell table:number-columns-repeated="2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table:formula="of:=SUM([.D3:.D32])" office:value-type="float" office:value="331724" calcext:value-type="float">
            <text:p>331724</text:p>
          </table:table-cell>
          <table:table-cell table:style-name="Default" table:formula="of:=SUM([.E3:.E32])" office:value-type="float" office:value="10596336557" calcext:value-type="float">
            <text:p>10596336557</text:p>
          </table:table-cell>
          <table:table-cell table:style-name="Default" table:formula="of:=AVERAGE([.F3:.F32])" office:value-type="float" office:value="5.16666666666667" calcext:value-type="float">
            <text:p>5,16666666666667</text:p>
          </table:table-cell>
          <table:table-cell table:style-name="Default"/>
          <table:table-cell table:style-name="Default" table:formula="of:=SUM([.H3:.H32])" office:value-type="float" office:value="329490" calcext:value-type="float">
            <text:p>329490</text:p>
          </table:table-cell>
          <table:table-cell table:style-name="Default" table:formula="of:=SUM([.I3:.I32])" office:value-type="float" office:value="6716519325" calcext:value-type="float">
            <text:p>6716519325</text:p>
          </table:table-cell>
          <table:table-cell table:style-name="Default" table:formula="of:=AVERAGE([.J3:.J32])" office:value-type="float" office:value="5.3" calcext:value-type="float">
            <text:p>5,3</text:p>
          </table:table-cell>
          <table:table-cell table:style-name="Default"/>
          <table:table-cell table:style-name="Default" table:formula="of:=SUM([.L3:.L32])" office:value-type="float" office:value="107054" calcext:value-type="float">
            <text:p>107054</text:p>
          </table:table-cell>
          <table:table-cell table:style-name="Default" table:formula="of:=SUM([.M3:.M32])" office:value-type="float" office:value="2384512619" calcext:value-type="float">
            <text:p>2384512619</text:p>
          </table:table-cell>
          <table:table-cell table:style-name="Default" table:formula="of:=AVERAGE([.N3:.N32])" office:value-type="float" office:value="5.3" calcext:value-type="float">
            <text:p>5,3</text:p>
          </table:table-cell>
          <table:table-cell table:style-name="Default"/>
          <table:table-cell table:style-name="Default" table:formula="of:=SUM([.P3:.P32])" office:value-type="float" office:value="110923" calcext:value-type="float">
            <text:p>110923</text:p>
          </table:table-cell>
          <table:table-cell table:style-name="Default" table:formula="of:=SUM([.Q3:.Q32])" office:value-type="float" office:value="1825561105" calcext:value-type="float">
            <text:p>1825561105</text:p>
          </table:table-cell>
          <table:table-cell table:style-name="Default" table:formula="of:=AVERAGE([.R3:.R32])" office:value-type="float" office:value="5.1" calcext:value-type="float">
            <text:p>5,1</text:p>
          </table:table-cell>
          <table:table-cell/>
          <table:table-cell table:formula="of:=SUM([.T3:.T32])" office:value-type="float" office:value="879191" calcext:value-type="float">
            <text:p>879191</text:p>
          </table:table-cell>
          <table:table-cell/>
          <table:table-cell table:formula="of:=SUM([.V3:.V32])" office:value-type="float" office:value="21522929606" calcext:value-type="float">
            <text:p>21522929606</text:p>
          </table:table-cell>
          <table:table-cell table:number-columns-repeated="2"/>
          <table:table-cell table:formula="of:=AVERAGE([.Y3:.Y32])" office:value-type="percentage" office:value="0.488692066955579" calcext:value-type="percentage">
            <text:p>48,87%</text:p>
          </table:table-cell>
          <table:table-cell table:formula="of:=AVERAGE([.Z3:.Z32])" office:value-type="percentage" office:value="0.306545727896369" calcext:value-type="percentage">
            <text:p>30,65%</text:p>
          </table:table-cell>
          <table:table-cell table:formula="of:=AVERAGE([.AA3:.AA32])" office:value-type="percentage" office:value="0.113985612278537" calcext:value-type="percentage">
            <text:p>11,40%</text:p>
          </table:table-cell>
          <table:table-cell table:formula="of:=AVERAGE([.AB3:.AB32])" office:value-type="percentage" office:value="0.090776592869515" calcext:value-type="percentage">
            <text:p>9,08%</text:p>
          </table:table-cell>
        </table:table-row>
      </table:table>
      <table:named-expressions/>
      <table:database-ranges>
        <table:database-range table:name="__Anonymous_Sheet_DB__0" table:target-range-address="Аркуш1.B2:Аркуш1.W32" table:display-filter-buttons="true">
          <table:sort>
            <table:sort-by table:field-number="2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.00.0000</text:date>, <text:time style:data-style-name="N2" text:time-value="21:53:01.871892797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00:55:28.086614051</meta:creation-date>
    <dc:date>2026-02-07T21:53:18.910900720</dc:date>
    <meta:editing-duration>PT15M23S</meta:editing-duration>
    <meta:editing-cycles>2</meta:editing-cycles>
    <meta:generator>LibreOffice/25.8.4.2$Linux_X86_64 LibreOffice_project/580$Build-2</meta:generator>
    <meta:document-statistic meta:table-count="1" meta:cell-count="797" meta:object-count="0"/>
  </office:meta>
</office:document-meta>
</file>